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7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81*"/>
    </style:style>
    <style:style style:name="Table34.B" style:family="table-column">
      <style:table-column-properties style:column-width="9.439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54cm" fo:margin-left="0.631cm" fo:margin-right="0.587cm" table:align="margins" style:may-break-between-rows="false"/>
    </style:style>
    <style:style style:name="Table18.A" style:family="table-column">
      <style:table-column-properties style:column-width="18.54cm" style:rel-column-width="65535*"/>
    </style:style>
    <style:style style:name="Table18.A1" style:family="table-cell">
      <style:table-cell-properties fo:background-color="#f3f3f3" fo:padding-left="0.7cm" fo:padding-right="0.3cm" fo:padding-top="0.3cm" fo:padding-bottom="0.3cm" fo:border="0.002cm solid #000000">
        <style:background-image/>
      </style:table-cell-properties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419cm" fo:margin-left="2.604cm" fo:margin-right="10.737cm" table:align="margins" fo:background-color="transparent">
        <style:background-image/>
      </style:table-properties>
    </style:style>
    <style:style style:name="Table79.A" style:family="table-column">
      <style:table-column-properties style:column-width="2cm" style:rel-column-width="20422*"/>
    </style:style>
    <style:style style:name="Table79.B" style:family="table-column">
      <style:table-column-properties style:column-width="2.351cm" style:rel-column-width="24006*"/>
    </style:style>
    <style:style style:name="Table79.C" style:family="table-column">
      <style:table-column-properties style:column-width="2.067cm" style:rel-column-width="21107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12.952cm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78cm" style:rel-column-width="16562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8.241cm" style:rel-column-width="27416*"/>
    </style:style>
    <style:style style:name="Table37.D" style:family="table-column">
      <style:table-column-properties style:column-width="4.713cm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margin-top="0cm" fo:margin-bottom="0cm" fo:text-align="start" style:justify-single-word="false"/>
    </style:style>
    <style:style style:name="P58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59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fo:color="#5c8526" style:font-name="Courier New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62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3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7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8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70" style:family="paragraph" style:parent-style-name="Standard">
      <style:text-properties style:font-name="Arial2" fo:font-size="10pt" style:font-size-asian="10pt" style:font-size-complex="10pt"/>
    </style:style>
    <style:style style:name="P71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3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5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2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3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4" style:family="paragraph" style:parent-style-name="Text_20_body">
      <style:paragraph-properties fo:break-before="pag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break-before="page"/>
    </style:style>
    <style:style style:name="P86" style:family="paragraph" style:parent-style-name="Contents_20_Heading">
      <style:paragraph-properties fo:break-before="page"/>
    </style:style>
    <style:style style:name="P87" style:family="paragraph" style:parent-style-name="Table_20_Contents">
      <style:paragraph-properties fo:margin-top="0.101cm" fo:margin-bottom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88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9" style:family="paragraph" style:parent-style-name="Text_20_body">
      <style:paragraph-properties fo:margin-left="1.127cm" fo:margin-right="0cm" fo:text-indent="0cm" style:auto-text-indent="false"/>
    </style:style>
    <style:style style:name="P90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1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2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3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5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6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97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8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9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03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04" style:family="paragraph" style:parent-style-name="Heading_20_2">
      <style:text-properties style:font-name="Arial2" fo:font-size="10pt" style:font-size-asian="10pt" style:font-size-complex="10pt"/>
    </style:style>
    <style:style style:name="P105" style:family="paragraph" style:parent-style-name="Heading_20_2">
      <style:paragraph-properties fo:break-before="page"/>
    </style:style>
    <style:style style:name="P106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07" style:family="paragraph" style:parent-style-name="Text_20_body" style:list-style-name="L1"/>
    <style:style style:name="P108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09" style:family="paragraph" style:parent-style-name="Text_20_body" style:list-style-name="L1">
      <style:paragraph-properties>
        <style:tab-stops>
          <style:tab-stop style:position="11.957cm"/>
        </style:tab-stops>
      </style:paragraph-properties>
    </style:style>
    <style:style style:name="P110" style:family="paragraph" style:parent-style-name="Text_20_body" style:list-style-name="L1">
      <style:text-properties style:font-name="Arial2" fo:font-weight="normal" style:font-weight-asian="normal" style:font-weight-complex="normal"/>
    </style:style>
    <style:style style:name="P111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12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13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14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15" style:family="paragraph" style:parent-style-name="Text_20_body" style:list-style-name="L1">
      <style:paragraph-properties fo:margin-left="1.007cm" fo:margin-right="-0.005cm" fo:text-indent="-0.637cm" style:auto-text-indent="false">
        <style:tab-stops/>
      </style:paragraph-properties>
    </style:style>
    <style:style style:name="P116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7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8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9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20" style:family="paragraph" style:parent-style-name="Text_20_body" style:list-style-name="L1">
      <style:paragraph-properties fo:margin-top="0.4cm" fo:margin-bottom="0.199cm"/>
    </style:style>
    <style:style style:name="P121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2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3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4" style:family="paragraph" style:parent-style-name="Standard" style:list-style-name="L1"/>
    <style:style style:name="P125" style:family="paragraph" style:parent-style-name="Standard" style:list-style-name="L3">
      <style:paragraph-properties fo:margin-top="0cm" fo:margin-bottom="0.199cm"/>
    </style:style>
    <style:style style:name="P126" style:family="paragraph">
      <style:paragraph-properties fo:text-align="center"/>
    </style:style>
    <style:style style:name="P127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28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-complex="Arial2"/>
    </style:style>
    <style:style style:name="T21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2" style:family="text">
      <style:text-properties style:use-window-font-color="true" style:font-name="Courier New" fo:font-weight="bold" style:font-weight-asian="bold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7" style:family="text">
      <style:text-properties style:use-window-font-color="true" fo:font-style="normal" style:text-underline-style="none" style:font-style-asian="normal" style:font-style-complex="normal"/>
    </style:style>
    <style:style style:name="T28" style:family="text">
      <style:text-properties fo:color="#c00000"/>
    </style:style>
    <style:style style:name="T29" style:family="text">
      <style:text-properties fo:color="#c00000" style:font-name="Arial2" style:font-size-asian="10pt" style:font-name-complex="Arial2" style:font-size-complex="10pt"/>
    </style:style>
    <style:style style:name="T30" style:family="text">
      <style:text-properties fo:color="#c00000" style:font-name="Arial2" fo:font-size="10pt" style:font-size-asian="10pt" style:font-name-complex="Arial2" style:font-size-complex="10pt"/>
    </style:style>
    <style:style style:name="T31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2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3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4" style:family="text">
      <style:text-properties fo:color="#c00000" style:font-name-complex="Arial2"/>
    </style:style>
    <style:style style:name="T35" style:family="text">
      <style:text-properties fo:color="#0000c0"/>
    </style:style>
    <style:style style:name="T36" style:family="text">
      <style:text-properties fo:color="#0000c0" style:font-name="Arial2" style:font-size-asian="10pt" style:font-name-complex="Arial2" style:font-size-complex="10pt"/>
    </style:style>
    <style:style style:name="T37" style:family="text">
      <style:text-properties fo:color="#0000c0" style:font-name="Arial2" fo:font-size="10pt" style:font-size-asian="10pt" style:font-name-complex="Arial2" style:font-size-complex="10pt"/>
    </style:style>
    <style:style style:name="T38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39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40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1" style:family="text">
      <style:text-properties fo:color="#0000c0" style:font-name-complex="Arial2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name-asian="Arial2" style:font-weight-asian="bold" style:font-name-complex="Arial2" style:font-weight-complex="bold"/>
    </style:style>
    <style:style style:name="T44" style:family="text">
      <style:text-properties style:font-name="Arial2"/>
    </style:style>
    <style:style style:name="T45" style:family="text">
      <style:text-properties style:font-name="Arial2" fo:font-size="10pt" style:font-size-asian="10pt" style:font-size-complex="10pt"/>
    </style:style>
    <style:style style:name="T46" style:family="text">
      <style:text-properties style:font-name="Arial2" fo:font-size="10pt" style:font-size-asian="10pt" style:font-name-complex="Arial2" style:font-size-complex="10pt"/>
    </style:style>
    <style:style style:name="T47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8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9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1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2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3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4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5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6" style:family="text">
      <style:text-properties style:font-name="Arial2" fo:font-style="normal" style:font-style-asian="normal" style:font-style-complex="normal"/>
    </style:style>
    <style:style style:name="T57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font-name="Arial2" fo:font-style="italic" style:font-style-asian="italic" style:font-style-complex="italic"/>
    </style:style>
    <style:style style:name="T59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style:font-name="Arial2" fo:font-weight="normal" style:font-weight-asian="normal" style:font-weight-complex="normal"/>
    </style:style>
    <style:style style:name="T61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2" style:family="text">
      <style:text-properties style:font-name-asian="Arial2" style:font-name-complex="Arial2"/>
    </style:style>
    <style:style style:name="T63" style:family="text">
      <style:text-properties fo:font-size="4pt" style:font-size-asian="4pt" style:font-size-complex="4pt"/>
    </style:style>
    <style:style style:name="T64" style:family="text">
      <style:text-properties fo:font-size="4pt" style:font-name-asian="Arial2" style:font-size-asian="4pt" style:font-name-complex="Arial2" style:font-size-complex="4pt"/>
    </style:style>
    <style:style style:name="T65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style:font-style-asian="normal" style:font-style-complex="normal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style:font-weight-asian="bold" style:font-weight-complex="bold"/>
    </style:style>
    <style:style style:name="T72" style:family="text">
      <style:text-properties fo:font-weight="normal" style:font-name-asian="Arial2" style:font-weight-asian="normal" style:font-name-complex="Arial2" style:font-weight-complex="normal"/>
    </style:style>
    <style:style style:name="T73" style:family="text">
      <style:text-properties style:font-name="Courier New"/>
    </style:style>
    <style:style style:name="T74" style:family="text">
      <style:text-properties style:font-name="Courier New" fo:font-weight="bold" style:font-weight-asian="bold" style:font-weight-complex="bold"/>
    </style:style>
    <style:style style:name="T75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76" style:family="text">
      <style:text-properties style:font-name="Courier New" fo:font-weight="bold" style:font-size-asian="10pt" style:font-weight-asian="bold" style:font-size-complex="10pt" style:font-weight-complex="bold"/>
    </style:style>
    <style:style style:name="T77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9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1" style:family="text">
      <style:text-properties style:font-name="Courier New" fo:font-style="normal" style:font-style-asian="normal" style:font-style-complex="normal"/>
    </style:style>
    <style:style style:name="T82" style:family="text">
      <style:text-properties style:font-name="Courier New" fo:font-weight="normal" style:font-weight-asian="normal" style:font-weight-complex="normal"/>
    </style:style>
    <style:style style:name="T83" style:family="text">
      <style:text-properties fo:color="#2323dc"/>
    </style:style>
    <style:style style:name="T84" style:family="text">
      <style:text-properties fo:color="#5c8526"/>
    </style:style>
    <style:style style:name="T85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6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7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8" style:family="text">
      <style:text-properties fo:color="#5c8526" style:font-name="Arial2" fo:font-size="10pt" fo:font-weight="normal" style:font-name-asian="HJLJEC+TimesNewRomanPSMT" style:font-size-asian="10pt" style:font-weight-asian="normal" style:font-name-complex="HJLJEC+TimesNewRomanPSMT" style:font-size-complex="10pt" style:font-weight-complex="normal"/>
    </style:style>
    <style:style style:name="T89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90" style:family="text">
      <style:text-properties fo:font-variant="normal" fo:text-transform="none"/>
    </style:style>
    <style:style style:name="T91" style:family="text">
      <style:text-properties fo:font-variant="normal" fo:text-transform="none" fo:font-weight="normal" style:font-weight-asian="normal" style:font-weight-complex="normal"/>
    </style:style>
    <style:style style:name="T92" style:family="text">
      <style:text-properties fo:font-variant="normal" fo:text-transform="none" fo:font-style="normal" style:font-style-asian="normal" style:font-style-complex="normal"/>
    </style:style>
    <style:style style:name="T93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/>
    </style:style>
    <style:style style:name="T95" style:family="text">
      <style:text-properties fo:color="#000000" style:font-name-complex="Arial2"/>
    </style:style>
    <style:style style:name="T96" style:family="text">
      <style:text-properties fo:color="#000000" style:font-name="Arial2" fo:font-size="10pt" style:font-size-asian="10pt" style:font-name-complex="Arial2" style:font-size-complex="10pt"/>
    </style:style>
    <style:style style:name="T97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8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9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00" style:family="text">
      <style:text-properties fo:color="#000000" style:font-name="Arial2" style:font-size-asian="10pt" style:font-name-complex="Arial2" style:font-size-complex="10pt"/>
    </style:style>
    <style:style style:name="T101" style:family="text">
      <style:text-properties fo:color="#008000"/>
    </style:style>
    <style:style style:name="T102" style:family="text">
      <style:text-properties fo:color="#008000" style:font-name-complex="Arial2"/>
    </style:style>
    <style:style style:name="T103" style:family="text">
      <style:text-properties fo:color="#008000" style:font-name="Arial2" fo:font-size="10pt" style:font-size-asian="10pt" style:font-name-complex="Arial2" style:font-size-complex="10pt"/>
    </style:style>
    <style:style style:name="T104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5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6" style:family="text">
      <style:text-properties fo:color="#008000" style:font-name="Arial2" style:font-size-asian="10pt" style:font-name-complex="Arial2" style:font-size-complex="10pt"/>
    </style:style>
    <style:style style:name="T107" style:family="text">
      <style:text-properties style:font-name-complex="Arial2"/>
    </style:style>
    <style:style style:name="T108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09" style:family="text">
      <style:text-properties style:font-name="Verdana" fo:font-size="10pt" style:font-size-asian="12.0500001907349pt" style:font-size-complex="13.8000001907349pt"/>
    </style:style>
    <style:style style:name="T110" style:family="text">
      <style:text-properties style:font-name="Arial" style:font-name-asian="Arial" style:font-name-complex="Arial"/>
    </style:style>
    <style:style style:name="T111" style:family="text">
      <style:text-properties style:font-name="Arial" style:font-name-asian="DejaVu Sans" style:font-name-complex="DejaVu Sans"/>
    </style:style>
    <style:style style:name="T112" style:family="text">
      <style:text-properties style:font-name="Arial" fo:font-weight="bold" style:font-weight-asian="bold" style:font-weight-complex="bold"/>
    </style:style>
    <style:style style:name="T113" style:family="text">
      <style:text-properties fo:color="#808080" style:font-name="Arial2" fo:font-size="10pt" style:font-size-asian="10pt" style:font-name-complex="Arial2" style:font-size-complex="10pt"/>
    </style:style>
    <style:style style:name="T114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15" style:family="text"/>
    <style:style style:name="T116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17" style:family="text">
      <style:text-properties style:font-name="Arial2" fo:font-size="10pt" fo:font-style="italic" style:font-name-complex="Arial2" style:font-size-complex="10pt" style:font-style-complex="italic"/>
    </style:style>
    <style:style style:name="T118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27" svg:width="3.864cm" svg:height="1.103cm" draw:transform="rotate (-0.523598775599386) translate (16.4270972222222cm -0.259291666666667cm)" draw:corner-radius="0.199cm">
     <text:p text:style-name="P126"><text:span text:style-name="T116">DRAFT</text:span></text:p>
    </draw:rect><draw:rect text:anchor-type="paragraph" draw:z-index="6" draw:style-name="gr3" draw:text-style-name="P126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2"/>
      <text:p text:style-name="P72"/>
      <text:p text:style-name="P72"><draw:frame text:anchor-type="paragraph" draw:z-index="5" draw:style-name="gr2" draw:text-style-name="P128" svg:width="16.613cm" svg:height="1.195cm" svg:x="1.565cm" svg:y="0.374cm">
     <draw:text-box>
      <text:p><text:span text:style-name="T117">Disclaimer</text:span><text:span text:style-name="T118">: This is a system in development. <text:s/>That is, the specification may change without notice.</text:span></text:p>
      <text:p><text:span text:style-name="T118">However, it should still give you a good insight in the “Cloud” Token concept. <text:s/></text:span><text:span text:style-name="T117">Feedback is encouraged!</text:span></text:p>
     </draw:text-box>
    </draw:frame></text:p>
      <text:p text:style-name="P72"/>
      <text:p text:style-name="P72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6">Table of Contents</text:p>
          </text:index-title>
          <text:p text:style-name="P99"><text:a xlink:type="simple" xlink:href="#2.Introduction|outline" text:style-name="Internet_20_link" text:visited-style-name="Internet_20_link">Introduction<text:tab/>4</text:a></text:p>
          <text:p text:style-name="P99"><text:a xlink:type="simple" xlink:href="#3.Architecture|outline" text:style-name="Internet_20_link" text:visited-style-name="Internet_20_link">Architecture<text:tab/>4</text:a></text:p>
          <text:p text:style-name="P99"><text:a xlink:type="simple" xlink:href="#4.Provisioning API|outline" text:style-name="Internet_20_link" text:visited-style-name="Internet_20_link">Provisioning API<text:tab/>4</text:a></text:p>
          <text:p text:style-name="P100"><text:a xlink:type="simple" xlink:href="#4.1.Backward Compatibility|outline" text:style-name="Internet_20_link" text:visited-style-name="Internet_20_link">Backward Compatibility<text:tab/>5</text:a></text:p>
          <text:p text:style-name="P99"><text:a xlink:type="simple" xlink:href="#5.User API|outline" text:style-name="Internet_20_link" text:visited-style-name="Internet_20_link">User API<text:tab/>5</text:a></text:p>
          <text:p text:style-name="P99"><text:a xlink:type="simple" xlink:href="#6.Security Model|outline" text:style-name="Internet_20_link" text:visited-style-name="Internet_20_link">Security Model<text:tab/>5</text:a></text:p>
          <text:p text:style-name="P99"><text:a xlink:type="simple" xlink:href="#7.Objects|outline" text:style-name="Internet_20_link" text:visited-style-name="Internet_20_link">Objects<text:tab/>6</text:a></text:p>
          <text:p text:style-name="P100"><text:a xlink:type="simple" xlink:href="#7.1.Key Protection Objects|outline" text:style-name="Internet_20_link" text:visited-style-name="Internet_20_link">Key Protection Objects<text:tab/>6</text:a></text:p>
          <text:p text:style-name="P100"><text:a xlink:type="simple" xlink:href="#7.3.Key Entries|outline" text:style-name="Internet_20_link" text:visited-style-name="Internet_20_link">Key Entries<text:tab/>7</text:a></text:p>
          <text:p text:style-name="P100"><text:a xlink:type="simple" xlink:href="#7.4.Provisioning Objects|outline" text:style-name="Internet_20_link" text:visited-style-name="Internet_20_link">Provisioning Objects<text:tab/>7</text:a></text:p>
          <text:p text:style-name="P99"><text:a xlink:type="simple" xlink:href="#8.Algorithm Support|outline" text:style-name="Internet_20_link" text:visited-style-name="Internet_20_link">Algorithm Support<text:tab/>8</text:a></text:p>
          <text:p text:style-name="P99"><text:a xlink:type="simple" xlink:href="#9.Data Types|outline" text:style-name="Internet_20_link" text:visited-style-name="Internet_20_link">Data Types<text:tab/>9</text:a></text:p>
          <text:p text:style-name="P99"><text:a xlink:type="simple" xlink:href="#10.Return Values|outline" text:style-name="Internet_20_link" text:visited-style-name="Internet_20_link">Return Values<text:tab/>9</text:a></text:p>
          <text:p text:style-name="P99"><text:a xlink:type="simple" xlink:href="#11.Error Codes|outline" text:style-name="Internet_20_link" text:visited-style-name="Internet_20_link">Error Codes<text:tab/>9</text:a></text:p>
          <text:p text:style-name="P99"><text:a xlink:type="simple" xlink:href="#12.Key Policy Attributes|outline" text:style-name="Internet_20_link" text:visited-style-name="Internet_20_link">Key Policy Attributes<text:tab/>10</text:a></text:p>
          <text:p text:style-name="P100"><text:a xlink:type="simple" xlink:href="#12.1.Export Control|outline" text:style-name="Internet_20_link" text:visited-style-name="Internet_20_link">Export Control<text:tab/>10</text:a></text:p>
          <text:p text:style-name="P100"><text:a xlink:type="simple" xlink:href="#12.2.PIN Input Control|outline" text:style-name="Internet_20_link" text:visited-style-name="Internet_20_link">PIN Input Control<text:tab/>10</text:a></text:p>
          <text:p text:style-name="P100"><text:a xlink:type="simple" xlink:href="#12.3.PIN Grouping Control|outline" text:style-name="Internet_20_link" text:visited-style-name="Internet_20_link">PIN Grouping Control<text:tab/>10</text:a></text:p>
          <text:p text:style-name="P100"><text:a xlink:type="simple" xlink:href="#12.4.PIN Pattern Control|outline" text:style-name="Internet_20_link" text:visited-style-name="Internet_20_link">PIN Pattern Control<text:tab/>11</text:a></text:p>
          <text:p text:style-name="P100"><text:a xlink:type="simple" xlink:href="#12.5.PIN and PUK Formats|outline" text:style-name="Internet_20_link" text:visited-style-name="Internet_20_link">PIN and PUK Formats<text:tab/>11</text:a></text:p>
          <text:p text:style-name="P100"><text:a xlink:type="simple" xlink:href="#12.6.Delete Control|outline" text:style-name="Internet_20_link" text:visited-style-name="Internet_20_link">Delete Control<text:tab/>11</text:a></text:p>
          <text:p text:style-name="P100"><text:a xlink:type="simple" xlink:href="#12.7.Biometric Protection|outline" text:style-name="Internet_20_link" text:visited-style-name="Internet_20_link">Biometric Protection<text:tab/>12</text:a></text:p>
          <text:p text:style-name="P100"><text:a xlink:type="simple" xlink:href="#12.9.Key Usage|outline" text:style-name="Internet_20_link" text:visited-style-name="Internet_20_link">Key Usage<text:tab/>12</text:a></text:p>
          <text:p text:style-name="P99"><text:a xlink:type="simple" xlink:href="#13.Methods|outline" text:style-name="Internet_20_link" text:visited-style-name="Internet_20_link">Methods<text:tab/>12</text:a></text:p>
          <text:p text:style-name="P100"><text:a xlink:type="simple" xlink:href="#13.1.createProvisioningSession (1)|outline" text:style-name="Internet_20_link" text:visited-style-name="Internet_20_link">createProvisioningSession (1)<text:tab/>13</text:a></text:p>
          <text:p text:style-name="P100"><text:a xlink:type="simple" xlink:href="#13.2.closeProvisioningSession (2)|outline" text:style-name="Internet_20_link" text:visited-style-name="Internet_20_link">closeProvisioningSession (2)<text:tab/>18</text:a></text:p>
          <text:p text:style-name="P100"><text:a xlink:type="simple" xlink:href="#13.3.enumerateProvisioningSessions (3)|outline" text:style-name="Internet_20_link" text:visited-style-name="Internet_20_link">enumerateProvisioningSessions (3)<text:tab/>19</text:a></text:p>
          <text:p text:style-name="P100"><text:a xlink:type="simple" xlink:href="#13.4.abortProvisioningSession (4)|outline" text:style-name="Internet_20_link" text:visited-style-name="Internet_20_link">abortProvisioningSession (4)<text:tab/>20</text:a></text:p>
          <text:p text:style-name="P100"><text:a xlink:type="simple" xlink:href="#13.5.signProvisioningSessionData (5)|outline" text:style-name="Internet_20_link" text:visited-style-name="Internet_20_link">signProvisioningSessionData (5)<text:tab/>21</text:a></text:p>
          <text:p text:style-name="P100"><text:a xlink:type="simple" xlink:href="#13.6.createPUKPolicy (7)|outline" text:style-name="Internet_20_link" text:visited-style-name="Internet_20_link">createPUKPolicy (7)<text:tab/>22</text:a></text:p>
          <text:p text:style-name="P100"><text:a xlink:type="simple" xlink:href="#13.7.createPINPolicy (8)|outline" text:style-name="Internet_20_link" text:visited-style-name="Internet_20_link">createPINPolicy (8)<text:tab/>23</text:a></text:p>
          <text:p text:style-name="P100"><text:a xlink:type="simple" xlink:href="#13.8.createKeyPair (9)|outline" text:style-name="Internet_20_link" text:visited-style-name="Internet_20_link">createKeyPair (9)<text:tab/>24</text:a></text:p>
          <text:p text:style-name="P100"><text:a xlink:type="simple" xlink:href="#13.9.setCertificatePath (10)|outline" text:style-name="Internet_20_link" text:visited-style-name="Internet_20_link">setCertificatePath (10)<text:tab/>28</text:a></text:p>
          <text:p text:style-name="P100"><text:a xlink:type="simple" xlink:href="#13.10.setSymmetricKey (11)|outline" text:style-name="Internet_20_link" text:visited-style-name="Internet_20_link">setSymmetricKey (11)<text:tab/>30</text:a></text:p>
          <text:p text:style-name="P100"><text:a xlink:type="simple" xlink:href="#13.11.addExtensionData (12)|outline" text:style-name="Internet_20_link" text:visited-style-name="Internet_20_link">addExtensionData (12)<text:tab/>31</text:a></text:p>
          <text:p text:style-name="P100"><text:a xlink:type="simple" xlink:href="#13.12.restorePrivateKey (20)|outline" text:style-name="Internet_20_link" text:visited-style-name="Internet_20_link">restorePrivateKey (20)<text:tab/>34</text:a></text:p>
          <text:p text:style-name="P100"><text:a xlink:type="simple" xlink:href="#13.13.getDeviceInfo (31)|outline" text:style-name="Internet_20_link" text:visited-style-name="Internet_20_link">getDeviceInfo (31)<text:tab/>35</text:a></text:p>
          <text:p text:style-name="P100"><text:a xlink:type="simple" xlink:href="#13.14.enumerateKeys (32)|outline" text:style-name="Internet_20_link" text:visited-style-name="Internet_20_link">enumerateKeys (32)<text:tab/>36</text:a></text:p>
          <text:p text:style-name="P100"><text:a xlink:type="simple" xlink:href="#13.15.postProvisioningDeleteKey (50)|outline" text:style-name="Internet_20_link" text:visited-style-name="Internet_20_link">postProvisioningDeleteKey (50)<text:tab/>37</text:a></text:p>
          <text:p text:style-name="P100"><text:a xlink:type="simple" xlink:href="#13.16.postProvisioningUpdateKey (51)|outline" text:style-name="Internet_20_link" text:visited-style-name="Internet_20_link">postProvisioningUpdateKey (51)<text:tab/>38</text:a></text:p>
          <text:p text:style-name="P100"><text:a xlink:type="simple" xlink:href="#13.17.signHashedData (100)|outline" text:style-name="Internet_20_link" text:visited-style-name="Internet_20_link">signHashedData (100)<text:tab/>39</text:a></text:p>
          <text:p text:style-name="P100"><text:a xlink:type="simple" xlink:href="#13.18.getKeyAttributes (101)|outline" text:style-name="Internet_20_link" text:visited-style-name="Internet_20_link">getKeyAttributes (101)<text:tab/>40</text:a></text:p>
          <text:p text:style-name="P100"><text:a xlink:type="simple" xlink:href="#13.20.getKeyProtectionInfo (102)|outline" text:style-name="Internet_20_link" text:visited-style-name="Internet_20_link">getKeyProtectionInfo (102)<text:tab/>41</text:a></text:p>
          <text:p text:style-name="P100"><text:a xlink:type="simple" xlink:href="#13.21.getExtensionObject (103)|outline" text:style-name="Internet_20_link" text:visited-style-name="Internet_20_link">getExtensionObject (103)<text:tab/>42</text:a></text:p>
          <text:p text:style-name="P100"><text:a xlink:type="simple" xlink:href="#13.22.deleteKey (104)|outline" text:style-name="Internet_20_link" text:visited-style-name="Internet_20_link">deleteKey (104)<text:tab/>43</text:a></text:p>
          <text:p text:style-name="P100"><text:a xlink:type="simple" xlink:href="#13.23.unlockKey (105)|outline" text:style-name="Internet_20_link" text:visited-style-name="Internet_20_link">unlockKey (105)<text:tab/>44</text:a></text:p>
          <text:p text:style-name="P100"><text:soft-page-break/><text:a xlink:type="simple" xlink:href="#13.24.exportKey (106)|outline" text:style-name="Internet_20_link" text:visited-style-name="Internet_20_link">exportKey (106)<text:tab/>45</text:a></text:p>
          <text:p text:style-name="P99"><text:a xlink:type="simple" xlink:href="#14.Session Security Mechanisms|outline" text:style-name="Internet_20_link" text:visited-style-name="Internet_20_link">Session Security Mechanisms<text:tab/>46</text:a></text:p>
          <text:p text:style-name="P100"><text:a xlink:type="simple" xlink:href="#14.1.Encrypted Data|outline" text:style-name="Internet_20_link" text:visited-style-name="Internet_20_link">Encrypted Data<text:tab/>46</text:a></text:p>
          <text:p text:style-name="P100"><text:a xlink:type="simple" xlink:href="#14.2.MAC Operations|outline" text:style-name="Internet_20_link" text:visited-style-name="Internet_20_link">MAC Operations<text:tab/>46</text:a></text:p>
          <text:p text:style-name="P100"><text:a xlink:type="simple" xlink:href="#14.3.Attestations|outline" text:style-name="Internet_20_link" text:visited-style-name="Internet_20_link">Attestations<text:tab/>46</text:a></text:p>
          <text:p text:style-name="P100"><text:a xlink:type="simple" xlink:href="#14.4.Post Provisioning MAC Operations|outline" text:style-name="Internet_20_link" text:visited-style-name="Internet_20_link">Post Provisioning MAC Operations<text:tab/>46</text:a></text:p>
          <text:p text:style-name="P99"><text:a xlink:type="simple" xlink:href="#15.Missing Methods|outline" text:style-name="Internet_20_link" text:visited-style-name="Internet_20_link">Missing Methods<text:tab/>47</text:a></text:p>
          <text:p text:style-name="P99"><text:a xlink:type="simple" xlink:href="#16.Sample Session|outline" text:style-name="Internet_20_link" text:visited-style-name="Internet_20_link">Sample Session<text:tab/>48</text:a></text:p>
          <text:p text:style-name="P99"><text:a xlink:type="simple" xlink:href="#17.Remote Key Lookup|outline" text:style-name="Internet_20_link" text:visited-style-name="Internet_20_link">Remote Key Lookup<text:tab/>49</text:a></text:p>
          <text:p text:style-name="P99"><text:a xlink:type="simple" xlink:href="#18.Security Considerations|outline" text:style-name="Internet_20_link" text:visited-style-name="Internet_20_link">Security Considerations<text:tab/>50</text:a></text:p>
          <text:p text:style-name="P99"><text:a xlink:type="simple" xlink:href="#19.Intellectual Property Rights|outline" text:style-name="Internet_20_link" text:visited-style-name="Internet_20_link">Intellectual Property Rights<text:tab/>50</text:a></text:p>
          <text:p text:style-name="P99"><text:a xlink:type="simple" xlink:href="#20.References|outline" text:style-name="Internet_20_link" text:visited-style-name="Internet_20_link">References<text:tab/>51</text:a></text:p>
          <text:p text:style-name="P99"><text:a xlink:type="simple" xlink:href="#21.Acknowledgments|outline" text:style-name="Internet_20_link" text:visited-style-name="Internet_20_link">Acknowledgments<text:tab/>52</text:a></text:p>
          <text:p text:style-name="P99"><text:a xlink:type="simple" xlink:href="#22.Author|outline" text:style-name="Internet_20_link" text:visited-style-name="Internet_20_link">Author<text:tab/>52</text:a></text:p>
        </text:index-body>
      </text:table-of-content>
      <text:h text:style-name="Heading_20_1" text:outline-level="1"/>
      <text:h text:style-name="P101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66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05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3">“On the Internet anybody can be an operator of something”<text:line-break/></text:p>
      <text:p text:style-name="Text_20_body"><text:span text:style-name="T66">Many card schemes also depend on roles like SO (Security Officer) which squarely matches scenarios with users associated with a multitude of </text:span><text:span text:style-name="T1">independent</text:span><text:span text:style-name="T66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66">. <text:s/>Using SKS, the </text:span><text:span text:style-name="T1">technical</text:span><text:span text:style-name="T66"> part of the SO role, exclusively becomes an affair between the card and the issuers, </text:span><text:span text:style-name="T1">where each issuer is confined to their own virtual card and SO policy</text:span><text:span text:style-name="T66">.</text:span></text:p>
      <text:p text:style-name="P52"><text:span text:style-name="T66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66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,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01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5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105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66"> denotes an </text:span><text:span text:style-name="T1">optional</text:span><text:span text:style-name="T66"> secret key defined by calling </text:span><text:span text:style-name="CrossRef"><text:span text:style-name="T66"><text:reference-ref text:reference-format="text" text:ref-name="setpiggybacked">setSymmetricKey</text:reference-ref></text:span></text:span><text:span text:style-name="T66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68"> denote </text:span><text:span text:style-name="T2">optional</text:span><text:span text:style-name="T68"> extension objects defined by calling </text:span><text:span text:style-name="CrossRef"><text:span text:style-name="T66"><text:reference-ref text:reference-format="text" text:ref-name="addextensiondata">addExtensionData</text:reference-ref></text:span></text:span><text:span text:style-name="T68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66"><text:reference-ref text:reference-format="text" text:ref-name="setpiggybacked">setSymmetricKey</text:reference-ref></text:span></text:span><text:span text:style-name="T66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101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70">See </text:span><text:span text:style-name="CrossRef"><text:span text:style-name="T71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5">See </text:span><text:span text:style-name="CrossRef"><text:span text:style-name="T45"><text:reference-ref text:reference-format="text" text:ref-name="fips.197">FIPS 197</text:reference-ref></text:span></text:span>. <text:s text:c="2"/><text:span text:style-name="T45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 Attestation Data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101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byte[<text:span text:style-name="T63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3"> </text:span>] which MUST contain a 1-32 byte string according to the <text:span text:style-name="CrossRef"><text:reference-ref text:reference-format="text" text:ref-name="xml.schema">XML Schema</text:reference-ref></text:span> data type <text:span text:style-name="T1">NCName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a terminating null.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p text:style-name="Text_20_body"/>
      <text:h text:style-name="P102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66"><text:reference-ref text:reference-format="text" text:ref-name="privatekeybackup">PrivateKeyBackup</text:reference-ref></text:span></text:span>, <text:span text:style-name="CrossRef"><text:span text:style-name="T66"><text:reference-ref text:reference-format="text" text:ref-name="updatable.key">Updatable</text:reference-ref></text:span></text:span>, and <text:span text:style-name="CrossRef"><text:span text:style-name="T66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70">The following table illustrates the use of the </text:span><text:span text:style-name="CrossRef"><text:reference-ref text:reference-format="text" text:ref-name="exportpolicy">ExportPolicy</text:reference-ref></text:span><text:span text:style-name="T70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6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4">shared</text:span> PIN MUST be treated as having a single PIN error counter.</text:p>
      <text:p text:style-name="P31"/>
      <text:p text:style-name="P77">Continued on the next page...</text:p>
      <text:p text:style-name="P77"/>
      <text:h text:style-name="P105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5"> </text:span><text:span text:style-name="CrossRef"><text:reference-ref text:reference-format="text" text:ref-name="pinpukformat">PIN and PUK Formats</text:reference-ref></text:span>)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47"><text:span text:style-name="T1">Note that format specifiers only deal with how PINs and PUKs are treated in GUIs; internally key protection data is always stored as strings of bytes</text:span>.</text:p>
      <text:p text:style-name="P47">Length of the clear-text binary value MUST NOT exceed 100 bytes.</text:p>
      <text:p text:style-name="P25">See <text:span text:style-name="T24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8">Also see <text:span text:style-name="CrossRef"><text:reference-ref text:reference-format="text" text:ref-name="deletekey">deleteKey</text:reference-ref></text:span>.</text:p>
      <text:p text:style-name="P48"/>
      <text:p text:style-name="P73">Continued on the next page...</text:p>
      <text:h text:style-name="P105" text:outline-level="2"><text:reference-mark-start text:name="biometricoption"/><text:span text:style-name="CrossRef"><text:span text:style-name="T21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04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5">The biometric protection option is only intended to be applied to </text:span><text:span text:style-name="CrossRef"><text:span text:style-name="T109"><text:reference-ref text:reference-format="text" text:ref-name="user.api">User API</text:reference-ref></text:span></text:span><text:span text:style-name="T45"> methods like </text:span><text:span text:style-name="CrossRef"><text:span text:style-name="T109"><text:reference-ref text:reference-format="text" text:ref-name="signdata">signHashedData</text:reference-ref></text:span></text:span><text:span text:style-name="T45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<text:span text:style-name="T1">asymmetric keys</text:span> may be used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 for RSA and ECC respectively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66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69">3</text:p>
          </table:table-cell>
          <table:table-cell table:style-name="Table25.D2" office:value-type="string">
            <text:p text:style-name="P68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8"><text:span text:style-name="CrossRef"><text:span text:style-name="T13">See </text:span></text:span><text:span text:style-name="CrossRef"><text:span text:style-name="T66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3">signature</text:span> and <text:span text:style-name="T23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4">nonRepudiation</text:span> and <text:span text:style-name="T74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5">Notes</text:p>
      <text:p text:style-name="P31">1. The key MUST NOT be subject to a <text:span text:style-name="CrossRef"><text:span text:style-name="T66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1"/>
      <text:h text:style-name="Heading_20_1" text:outline-level="1">Methods</text:h>
      <text:p text:style-name="P30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10">≥</text:span><text:span text:style-name="T111"> 100.</text:span></text:p>
      <text:h text:style-name="P106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3"> </text:span>]</text:p>
          </table:table-cell>
          <table:table-cell table:style-name="Table1.C2" office:value-type="string">
            <text:p text:style-name="P25"><text:span text:style-name="T45">Server-created ephemeral ECDH key</text:span>. <text:s/>See <text:span text:style-name="CrossRef"><text:span text:style-name="T66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66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<text:reference-mark-start text:name="sess.updatable"/>Updatable<text:reference-mark-end text:name="sess.updatable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byte[8]</text:p>
          </table:table-cell>
          <table:table-cell table:style-name="Table1.C2" office:value-type="string">
            <text:p text:style-name="P2">Locally acquired time in UNIX “epoch” format including milliseconds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9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4"> </text:span><text:span text:style-name="T74">SessionKey</text:span><text:span text:style-name="T44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3"> </text:span>]</text:p>
          </table:table-cell>
          <table:table-cell table:style-name="Table3.C2" office:value-type="string">
            <text:p text:style-name="P8">SKS-created ephemeral ECDH key which <text:span text:style-name="T66">MUST be in </text:span><text:span text:style-name="CrossRef"><text:span text:style-name="T66"><text:reference-ref text:reference-format="text" text:ref-name="X.509">X.509</text:reference-ref></text:span></text:span><text:span text:style-name="T66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3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79">createProvisioningSession</text:span><text:span text:style-name="T66"> establishes a </text:span><text:span text:style-name="T1">persistent session key</text:span><text:span text:style-name="T66"> that is only known by the issuer and the SKS for usage in subsequent provisioning steps. <text:s/>In addition, the SKS is </text:span><text:span text:style-name="T1">optionally</text:span><text:span text:style-name="T66"> authenticated by the issuer.</text:span></text:p>
      <text:p text:style-name="P31"/>
      <text:p text:style-name="P82"/>
      <text:p text:style-name="P31"/>
      <text:p text:style-name="P31"/>
      <text:p text:style-name="P77">Continued on the next page...</text:p>
      <text:p text:style-name="P77"/>
      <text:p text:style-name="P85">Shown below is the mandatory to support<text:span text:style-name="T98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2044168389" text:style-name="L1">
              <text:list-item>
                <text:p text:style-name="P112">Generate a for this SKS <text:span text:style-name="T1">unique</text:span> <text:span text:style-name="T74">ClientSessionID</text:span></text:p>
              </text:list-item>
              <text:list-item>
                <text:p text:style-name="P108">Output <text:span text:style-name="T74">ClientSessionID</text:span></text:p>
              </text:list-item>
              <text:list-item>
                <text:p text:style-name="P108">Generate an <text:span text:style-name="T1">ephemeral</text:span> ECDH key-pair <text:span text:style-name="T74">EKP</text:span> using <text:span text:style-name="T1">the same named curve</text:span> as <text:span text:style-name="T74">ServerEphemeralKey</text:span></text:p>
              </text:list-item>
              <text:list-item>
                <text:p text:style-name="P107">Output <text:span text:style-name="T78">ClientEphemeralKey</text:span> = <text:span text:style-name="T80">EKP.PublicKey</text:span></text:p>
              </text:list-item>
              <text:list-item>
                <text:p text:style-name="P108">Apply the <text:span text:style-name="CrossRef"><text:reference-ref text:reference-format="text" text:ref-name="sp800-56a">SP800-56A</text:reference-ref></text:span> C(2, 0, ECC CDH) algorithm on <text:span text:style-name="T74">EKP.PrivateKey</text:span> and <text:span text:style-name="T74">ServerEphemeralKey</text:span> creating a shared secret <text:span text:style-name="T74">Z</text:span></text:p>
              </text:list-item>
              <text:list-item>
                <text:p text:style-name="P109"><text:span text:style-name="T60">Apply the </text:span><text:span text:style-name="CrossRef"><text:reference-ref text:reference-format="text" text:ref-name="sp800-56a">SP800-56A</text:reference-ref></text:span><text:span text:style-name="T60"> Concatenation KDF alternative 1 on </text:span><text:span text:style-name="T74">Z</text:span><text:span text:style-name="T60"> with the following parameters:</text:span></text:p>
                <text:list>
                  <text:list-header>
                    <text:p text:style-name="P107"><text:span text:style-name="T60">Hash function (H): </text:span><text:span text:style-name="CrossRef"><text:reference-ref text:reference-format="text" text:ref-name="SHA256">SHA256</text:reference-ref></text:span></text:p>
                    <text:p text:style-name="P110">keydatalen: 256</text:p>
                  </text:list-header>
                  <text:list-item>
                    <text:p text:style-name="P107"><text:span text:style-name="T60">OtherInfo: BitString (</text:span><text:span text:style-name="T82">"</text:span><text:span text:style-name="T74">0000"</text:span><text:span text:style-name="T60">) ||</text:span><text:span text:style-name="T86"> <text:s/><text:tab/><text:tab/><text:tab/><text:tab/><text:tab/>// </text:span><text:span text:style-name="T87">AlgorithmID </text:span><text:span text:style-name="T60"><text:line-break/> <text:s text:c="16"/>BitString (</text:span><text:span text:style-name="T74">IssuerURI</text:span><text:span text:style-name="T60">) ||<text:tab/><text:tab/><text:tab/><text:tab/><text:tab/></text:span><text:span text:style-name="T88">// </text:span><text:span text:style-name="T87">PartyUInfo</text:span><text:span text:style-name="T60"><text:line-break/> <text:s text:c="16"/>BitString (</text:span><text:span text:style-name="CrossRef"><text:span text:style-name="T66"><text:reference-ref text:reference-format="text" text:ref-name="devcert">Device Certificate</text:reference-ref></text:span></text:span><text:span text:style-name="T60">) ||<text:tab/><text:tab/><text:tab/><text:tab/></text:span><text:span text:style-name="T87">//</text:span><text:span text:style-name="T88"> </text:span><text:span text:style-name="T87">PartyVInfo</text:span><text:span text:style-name="T60"><text:line-break/> <text:s text:c="16"/>BitString (</text:span><text:span text:style-name="T74">ClientSessionID</text:span><text:span text:style-name="T60"> || </text:span><text:span text:style-name="T74">ServerSessionID</text:span><text:span text:style-name="T60">) <text:s text:c="5"/><text:tab/></text:span><text:span text:style-name="T85">// SuppPrivInfo</text:span></text:p>
                  </text:list-item>
                  <text:list-item>
                    <text:p text:style-name="P107"><text:span text:style-name="T59">Note</text:span><text:span text:style-name="T60">: the BitString function prepends a </text:span><text:span text:style-name="T59">two-byte length indicator</text:span><text:span text:style-name="T60"> to the byte array argument</text:span></text:p>
                    <text:p text:style-name="P115"><text:span text:style-name="T60">Collect result in </text:span><text:span text:style-name="T59">DerivedKeyingMaterial </text:span></text:p>
                  </text:list-item>
                </text:list>
              </text:list-item>
              <text:list-item>
                <text:p text:style-name="P111">Define a variable byte[32] <text:reference-mark-start text:name="sess.key"/><text:span text:style-name="T74">SessionKey</text:span><text:reference-mark-end text:name="sess.key"/> and assign it the value of <text:span text:style-name="T1">DerivedKeyingMaterial</text:span></text:p>
              </text:list-item>
              <text:list-item>
                <text:p text:style-name="P116"><text:span text:style-name="T60">Output </text:span><text:span text:style-name="T78">SessionAttestation</text:span> = <text:span text:style-name="CrossRef"><text:span text:style-name="T66"><text:reference-ref text:reference-format="text" text:ref-name="sign">Sign</text:reference-ref></text:span></text:span><text:span text:style-name="T67"> </text:span><text:span text:style-name="T60">(</text:span><text:span text:style-name="T59">Attestation Private Key</text:span><text:span text:style-name="T60">,</text:span> <text:s/><text:span text:style-name="T85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66"><text:reference-ref text:reference-format="text" text:ref-name="HMAC_SHA256">HMAC-SHA256</text:reference-ref></text:span></text:span> (<text:span text:style-name="T74">SessionKey</text:span>,<text:tab/><text:span text:style-name="T74">ClientSessionID</text:span> ||<text:line-break/><text:tab/><text:span text:style-name="T74">ServerSessionID</text:span> ||<text:line-break/> <text:tab/><text:span text:style-name="T74">IssuerURI</text:span> ||<text:line-break/><text:tab/><text:span text:style-name="T74">ServerEphemeralKey</text:span> ||<text:line-break/><text:tab/><text:span text:style-name="T74">EKP.PublicKey</text:span> ||<text:line-break/><text:tab/><text:span text:style-name="T74">Updatable</text:span> ||<text:line-break/><text:tab/><text:span text:style-name="T74">ClientTime</text:span> ||<text:line-break/><text:tab/><text:span text:style-name="T74">SessionLifeTime</text:span> ||<text:line-break/><text:tab/><text:span text:style-name="T74">SessionKeyLimit</text:span>))</text:p>
              </text:list-item>
              <text:list-item>
                <text:p text:style-name="P117">Define a variable short <text:reference-mark-start text:name="mac.seq.cnt"/><text:span text:style-name="T74">MACSequenceCounter</text:span><text:reference-mark-end text:name="mac.seq.cnt"/> and set it to <text:span text:style-name="T1">zero</text:span></text:p>
              </text:list-item>
              <text:list-item>
                <text:p text:style-name="P117"><text:span text:style-name="T44">Store </text:span><text:span text:style-name="T74">SessionKey</text:span><text:span text:style-name="T44">, </text:span><text:span text:style-name="T74">MACSequenceCounter</text:span><text:span text:style-name="T44">, </text:span><text:span text:style-name="T74">ClientSessionID</text:span><text:span text:style-name="T44">, </text:span><text:span text:style-name="T74">ServerSessionID</text:span><text:span text:style-name="T44">, </text:span><text:span text:style-name="T74">IssuerURI</text:span><text:span text:style-name="T44">, </text:span><text:span text:style-name="T74">Updatable</text:span><text:span text:style-name="T44">, </text:span><text:span text:style-name="T78">ClientTime</text:span><text:span text:style-name="T44">, </text:span><text:span text:style-name="T74">SessionLifeTime</text:span><text:span text:style-name="T44"> and </text:span><text:span text:style-name="T74">SessionKeyLimit</text:span><text:span text:style-name="T44"> in the </text:span><text:span text:style-name="CrossRef"><text:reference-ref text:reference-format="text" text:ref-name="cred.db">Credential Database</text:reference-ref></text:span><text:span text:style-name="CrossRef"> </text:span><text:span text:style-name="T44">and return a handle to the database entry in </text:span><text:span text:style-name="T74">ProvisioningHandle</text:span></text:p>
              </text:list-item>
              <text:list-item>
                <text:p text:style-name="P118">Output <text:span text:style-name="T74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66">Creation of a session key is an </text:span><text:span text:style-name="T1">atomic</text:span><text:span text:style-name="T66"> operation.</text:span></text:p>
      <text:p text:style-name="P81"/>
      <text:p text:style-name="P31"/>
      <text:p text:style-name="P31"/>
      <text:p text:style-name="P31"/>
      <text:p text:style-name="P37">Continued on the next page...</text:p>
      <text:p text:style-name="P83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50">Using </text:span><text:span text:style-name="CrossRef"><text:span text:style-name="T66"><text:reference-ref text:reference-format="text" text:ref-name="keygen2">KeyGen2</text:reference-ref></text:span></text:span><text:span text:style-name="T50"> </text:span><text:reference-mark-start text:name="issueruri"/><text:span text:style-name="T77">IssuerURI</text:span><text:reference-mark-end text:name="issueruri"/><text:span text:style-name="T50"> is the URL to which the result of this method is POSTed. <text:s/>The string MUST NOT exceed 1024 bytes.</text:span></text:p>
      <text:p text:style-name="Text_20_body"><text:reference-mark-start text:name="iisuer.puk.key"/><text:span text:style-name="T80">ServerEphemeralKey</text:span><text:reference-mark-end text:name="iisuer.puk.key"/><text:span text:style-name="T66"> </text:span><text:span text:style-name="T50">MUST be in </text:span><text:span text:style-name="CrossRef"><text:span text:style-name="T66"><text:reference-ref text:reference-format="text" text:ref-name="X.509">X.509</text:reference-ref></text:span></text:span><text:span text:style-name="T50"> DER format and MUST match the </text:span><text:span text:style-name="CrossRef"><text:span text:style-name="T66"><text:reference-ref text:reference-format="text" text:ref-name="elliptic.curves">Elliptic Curves</text:reference-ref></text:span></text:span><text:span text:style-name="T50"> capabilities given by </text:span><text:span text:style-name="CrossRef"><text:span text:style-name="T66"><text:reference-ref text:reference-format="text" text:ref-name="getDeviceData">getDeviceInfo</text:reference-ref></text:span></text:span>.</text:p>
      <text:p text:style-name="Text_20_body"><text:span text:style-name="T68">The </text:span><text:reference-mark-start text:name="sign"/><text:span text:style-name="T2">Sign</text:span><text:reference-mark-end text:name="sign"/><text:span text:style-name="T66"> function MUST use </text:span><text:span text:style-name="CrossRef"><text:span text:style-name="T66"><text:reference-ref text:reference-format="text" text:ref-name="DIAS">DIAS</text:reference-ref></text:span></text:span><text:span text:style-name="T66"> or </text:span><text:span text:style-name="CrossRef"><text:span text:style-name="T66"><text:reference-ref text:reference-format="text" text:ref-name="pkcs1">PKCS #1</text:reference-ref></text:span></text:span><text:span text:style-name="T66"> RSASSA signatures for RSA keys and </text:span><text:span text:style-name="CrossRef"><text:span text:style-name="T66"><text:reference-ref text:reference-format="text" text:ref-name="ECDSA">ECDSA</text:reference-ref></text:span></text:span><text:span text:style-name="T66"> for ECC keys with </text:span><text:span text:style-name="CrossRef"><text:span text:style-name="T66"><text:reference-ref text:reference-format="text" text:ref-name="SHA256">SHA256</text:reference-ref></text:span></text:span><text:span text:style-name="T66"> as the hash function. <text:s/>The distinction between RSA and ECDSA keys is performed through the </text:span><text:span text:style-name="CrossRef"><text:span text:style-name="T66"><text:reference-ref text:reference-format="text" text:ref-name="devcert">Device Certificate</text:reference-ref></text:span></text:span> (see <text:span text:style-name="CrossRef"><text:span text:style-name="T66"><text:reference-ref text:reference-format="text" text:ref-name="getDeviceData">getDeviceInfo</text:reference-ref></text:span></text:span>)<text:span text:style-name="CrossRef"><text:span text:style-name="T66"> </text:span></text:span><text:span text:style-name="T66">which in </text:span><text:span text:style-name="CrossRef"><text:span text:style-name="T66"><text:reference-ref text:reference-format="text" text:ref-name="keygen2">KeyGen2</text:reference-ref></text:span></text:span><text:span text:style-name="T66"> is supplied as well as a part of the response to the issuer, while a </text:span><text:span text:style-name="CrossRef"><text:span text:style-name="T66"><text:reference-ref text:reference-format="text" text:ref-name="DIAS">DIAS</text:reference-ref></text:span></text:span><text:span text:style-name="T66"> signature also requires the DIAS policy OID to be present in the </text:span><text:span text:style-name="CrossRef"><text:span text:style-name="T66"><text:reference-ref text:reference-format="text" text:ref-name="devcert">Device Certificate</text:reference-ref></text:span></text:span><text:span text:style-name="T66">.</text:span></text:p>
      <text:p text:style-name="Text_20_body"><text:span text:style-name="T79">ProvisioningHandle</text:span><text:span text:style-name="T66"> MUST be </text:span><text:span text:style-name="T1">static</text:span><text:span text:style-name="T66">, </text:span><text:span text:style-name="T1">unique</text:span><text:span text:style-name="T66"> and never be reused.</text:span></text:p>
      <text:p text:style-name="Text_20_body"><text:span text:style-name="T66">The </text:span><text:span text:style-name="T77">SessionKeyAlgorithm</text:span><text:span text:style-name="T66"> does not only define the creation of </text:span><text:span text:style-name="T80">SessionKey</text:span><text:span text:style-name="T66">, but also the integrity, confidentiality, and attestation mechanisms used during the provisioning session. <text:s/>See </text:span><text:span text:style-name="CrossRef"><text:span text:style-name="T66"><text:reference-ref text:reference-format="text" text:ref-name="MACOperations">MAC Operations</text:reference-ref></text:span></text:span><text:span text:style-name="T66">, </text:span><text:span text:style-name="CrossRef"><text:span text:style-name="T66"><text:reference-ref text:reference-format="text" text:ref-name="EncryptedData">Encrypted Data</text:reference-ref></text:span></text:span><text:span text:style-name="T66">, and </text:span><text:span text:style-name="CrossRef"><text:span text:style-name="T66"><text:reference-ref text:reference-format="text" text:ref-name="SKSAttestations">Attestations</text:reference-ref></text:span></text:span><text:span text:style-name="T66">.</text:span></text:p>
      <text:p text:style-name="Standard"><text:span text:style-name="T66">The </text:span><text:reference-mark-start text:name="sess.key.op"/><text:span text:style-name="T77">SessionKeyLimit</text:span><text:reference-mark-end text:name="sess.key.op"/><text:span text:style-name="T66"> attribute MUST be large enough to handle all </text:span><text:span text:style-name="T80">SessionKey</text:span><text:span text:style-name="T66"> related operations required during the rest of the provisioning session, otherwise the session MUST be terminated. <text:s/></text:span><text:span text:style-name="T50"><text:s/>See </text:span><text:span text:style-name="CrossRef"><text:span text:style-name="T66"><text:reference-ref text:reference-format="text" text:ref-name="sess.security.mech">Session Security Mechanisms</text:reference-ref></text:span></text:span><text:span text:style-name="T66">. <text:s/>Note that </text:span><text:span text:style-name="CrossRef"><text:span text:style-name="T66"><text:reference-ref text:reference-format="text" text:ref-name="setpiggybacked">setSymmetricKey</text:reference-ref></text:span></text:span><text:span text:style-name="T66"> actually uses </text:span><text:span text:style-name="T1">two</text:span><text:span text:style-name="T66"> </text:span><text:span text:style-name="T80">SessionKey</text:span><text:span text:style-name="T66"> operations, while </text:span><text:span text:style-name="CrossRef"><text:span text:style-name="T66"><text:reference-ref text:reference-format="text" text:ref-name="pp.delkey">postProvisioningDeleteKey</text:reference-ref></text:span></text:span> also depends on the <text:span text:style-name="T77">SessionKeyLimit</text:span> of a <text:span text:style-name="T1">previous</text:span> session.</text:p>
      <text:p text:style-name="P31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952284243" text:continue-numbering="true" text:style-name="L1">
              <text:list-item>
                <text:p text:style-name="P120">Decide if <text:span text:style-name="T79">DeviceCertificate</text:span> is to be accepted/trusted. <text:s/>See <text:span text:style-name="CrossRef"><text:span text:style-name="T66"><text:reference-ref text:reference-format="text" text:ref-name="prov.sess.resp">ProvisioningSessionResponse</text:reference-ref></text:span></text:span></text:p>
              </text:list-item>
              <text:list-item>
                <text:p text:style-name="P117">Run the the same <text:span text:style-name="CrossRef"><text:reference-ref text:reference-format="text" text:ref-name="sp800-56a">SP800-56A</text:reference-ref></text:span> procedures as for the SKS but now using <text:span text:style-name="T74">ClientEphemeralKey</text:span> and the saved private key of <text:span text:style-name="T74">ServerEphemeralKey</text:span> to obtain <text:span text:style-name="T74">SessionKey</text:span></text:p>
              </text:list-item>
              <text:list-item>
                <text:p text:style-name="P119">VerifySignature<text:span text:style-name="T67"> </text:span><text:span text:style-name="T60">(</text:span><text:span text:style-name="T79">DeviceCertificate.PublicKey</text:span><text:span text:style-name="T60">,<text:tab/></text:span><text:span text:style-name="T87">// Received</text:span><text:span text:style-name="T60"><text:line-break/> <text:s text:c="5"/></text:span><text:span text:style-name="T61"><text:s/></text:span><text:span text:style-name="T60"><text:s text:c="20"/></text:span><text:span text:style-name="T78">SessionAttestation</text:span><text:span text:style-name="T51">,<text:tab/><text:tab/></text:span><text:span text:style-name="T87">// Received</text:span><text:line-break/> <text:s text:c="11"/><text:span text:style-name="T63"><text:s/></text:span><text:s text:c="14"/><text:span text:style-name="CrossRef"><text:span text:style-name="T66"><text:reference-ref text:reference-format="text" text:ref-name="HMAC_SHA256">HMAC-SHA256</text:reference-ref></text:span></text:span> (<text:span text:style-name="T74">SessionKey</text:span>,<text:tab/><text:span text:style-name="T74">ClientSessionID</text:span> ||<text:tab/><text:span text:style-name="T86">// Received</text:span><text:line-break/><text:tab/><text:span text:style-name="T74">ServerSessionID</text:span> ||<text:tab/><text:span text:style-name="T86">// Saved</text:span><text:line-break/> <text:tab/><text:span text:style-name="T74">IssuerURI</text:span> ||<text:tab/><text:span text:style-name="T86">// Saved</text:span><text:line-break/><text:tab/><text:span text:style-name="T74">ServerEphemeralKey</text:span> ||<text:tab/><text:span text:style-name="T86">// Saved</text:span><text:line-break/><text:tab/><text:span text:style-name="T74">ClientEphemeralKey</text:span> ||<text:tab/><text:span text:style-name="T86">// Received</text:span><text:line-break/><text:tab/><text:span text:style-name="T74">Updatable</text:span> ||<text:tab/><text:span text:style-name="T86">// Saved</text:span><text:line-break/><text:tab/><text:span text:style-name="T74">ClientTime</text:span> ||<text:tab/><text:span text:style-name="T86">// Received</text:span><text:line-break/><text:tab/><text:span text:style-name="T74">SessionLifeTime</text:span> ||<text:tab/><text:span text:style-name="T86">// Saved</text:span><text:line-break/><text:tab/><text:span text:style-name="T74">SessionKeyLimit</text:span>))<text:tab/><text:span text:style-name="T86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31"/>
      <text:p text:style-name="P31"/>
      <text:p text:style-name="P31"/>
      <text:p text:style-name="P54">Continued on the next page...</text:p>
      <text:p text:style-name="P85"><text:span text:style-name="T70">When using </text:span><text:span text:style-name="CrossRef"><text:reference-ref text:reference-format="text" text:ref-name="keygen2">KeyGen2</text:reference-ref></text:span><text:span text:style-name="T70"> the </text:span><text:span text:style-name="T2">input</text:span><text:span text:style-name="T70"> to </text:span><text:span text:style-name="T79">createProvisioningSession</text:span><text:span text:style-name="T70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7"><text:span text:style-name="T96">&lt;</text:span><text:span text:style-name="T30">ProvisioningSessionRequest </text:span><text:span text:style-name="T37">ID</text:span><text:span text:style-name="T14">="_0fa47ab3c00c … a67992b6ac61c"<text:line-break/></text:span><text:span text:style-name="T30"> <text:s text:c="48"/></text:span><text:span text:style-name="T37">SubmitURL</text:span><text:span text:style-name="T10">="https://ca.example.com/enroll"<text:line-break/></text:span><text:span text:style-name="T30"> <text:s text:c="48"/></text:span><text:span text:style-name="T37">Updatable</text:span><text:span text:style-name="T10">="true"<text:line-break/></text:span><text:span text:style-name="T30"> <text:s text:c="48"/></text:span><text:span text:style-name="T37">SessionLifeTime</text:span><text:span text:style-name="T10">="50000"<text:line-break/></text:span><text:span text:style-name="T30"> <text:s text:c="48"/></text:span><text:span text:style-name="T37">SessionKeyLimit</text:span><text:span text:style-name="T10">="25"<text:line-break/> <text:s text:c="48"/></text:span><text:span text:style-name="T37">SessionKeyAlgorithm</text:span><text:span text:style-name="T96">="http://xmlns.webpki.org/keygen2/1.0#algorithm.sk1"</text:span><text:span text:style-name="T7">  </text:span><text:span text:style-name="T16">…</text:span><text:span text:style-name="T7"> <text:s/>&gt;</text:span><text:span text:style-name="T95"><text:line-break/></text:span></text:p>
            <text:p text:style-name="P57"><text:span text:style-name="T95"><text:s text:c="4"/>&lt;</text:span><text:span text:style-name="T29">ServerEphemeralKey</text:span><text:span text:style-name="T95">&gt;<text:line-break/></text:span><text:span text:style-name="T100"> <text:s text:c="7"/>&lt;</text:span><text:span text:style-name="T106">ds11</text:span><text:span text:style-name="T100">:</text:span><text:span text:style-name="T29">ECKeyValue</text:span><text:span text:style-name="T100">&gt;</text:span></text:p>
            <text:p text:style-name="P57"><text:s text:c="12"/>&lt;<text:span text:style-name="T101">ds11</text:span><text:span text:style-name="T94">:</text:span><text:span text:style-name="T29">NamedCurve</text:span> <text:span text:style-name="T36">URI</text:span>="urn:oid:1.2.840.10045.3.1.7"/&gt;</text:p>
            <text:p text:style-name="P57"><text:s text:c="12"/>&lt;<text:span text:style-name="T101">ds11</text:span><text:span text:style-name="T94">:</text:span><text:span text:style-name="T29">PublicKey</text:span>&gt;<text:span text:style-name="T94">JK/mSALhBpUjjPAe/ … fXG8z17eZV3mVDZTBM</text:span>&lt;/<text:span text:style-name="T101">ds11</text:span><text:span text:style-name="T94">:</text:span><text:span text:style-name="T29">PublicKey</text:span>&gt;</text:p>
            <text:p text:style-name="P57"><text:s text:c="8"/>&lt;/<text:span text:style-name="T101">ds11</text:span><text:span text:style-name="T94">:</text:span><text:span text:style-name="T29">ECKeyValue</text:span>&gt;</text:p>
            <text:p text:style-name="P57"><text:span text:style-name="T95"><text:s text:c="4"/>&lt;/</text:span><text:span text:style-name="T29">ServerEphemeralKey</text:span><text:span text:style-name="T95">&gt;<text:line-break/></text:span></text:p>
            <text:p text:style-name="P70"><text:span text:style-name="T95">&lt;/</text:span><text:span text:style-name="T34">ProvisioningSessionRequest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2"/>
      <text:p text:style-name="P31"/>
      <text:p text:style-name="P31"/>
      <text:p text:style-name="P31"/>
      <text:p text:style-name="P51">Continued on the next page...</text:p>
      <text:p text:style-name="P85"><text:span text:style-name="T70">When using </text:span><text:span text:style-name="CrossRef"><text:reference-ref text:reference-format="text" text:ref-name="keygen2">KeyGen2</text:reference-ref></text:span><text:span text:style-name="T70"> the </text:span><text:span text:style-name="T2">output</text:span><text:span text:style-name="T70"> from </text:span><text:span text:style-name="T79">createProvisioningSession</text:span><text:span text:style-name="T70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7"><text:span text:style-name="T96">&lt;</text:span><text:reference-mark-start text:name="prov.sess.resp"/><text:span text:style-name="T30">ProvisioningSessionResponse</text:span><text:reference-mark-end text:name="prov.sess.resp"/><text:span text:style-name="T30"> </text:span><text:span text:style-name="T37">ID</text:span><text:span text:style-name="T14">="_126992b6 … a8a6b484db8f"</text:span></text:p>
            <text:p text:style-name="P57"><text:span text:style-name="T40"><text:s/></text:span><text:span text:style-name="T38"><text:s text:c="51"/>ServerSessionID</text:span><text:span text:style-name="T14">="_0fa47ab3c00c … a67992b6ac61c"<text:line-break/> </text:span><text:span text:style-name="T40"><text:s/></text:span><text:span text:style-name="T38"><text:s/></text:span><text:span text:style-name="T14"><text:s/></text:span><text:span text:style-name="T31"><text:s text:c="48"/></text:span><text:span text:style-name="T38">ClientTime</text:span><text:span text:style-name="T14">="2010-03-18T11:23:29Z"</text:span><text:span text:style-name="T99"><text:line-break/></text:span><text:span text:style-name="T14"> </text:span><text:span text:style-name="T40"><text:s/></text:span><text:span text:style-name="T38"><text:s/></text:span><text:span text:style-name="T14"><text:s/></text:span><text:span text:style-name="T31"><text:s text:c="48"/></text:span><text:span text:style-name="T38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99"><text:line-break/></text:span></text:p>
            <text:p text:style-name="P57"><text:span text:style-name="T95"><text:s text:c="4"/>&lt;</text:span><text:span text:style-name="T29">ClientEphemeralKey</text:span><text:span text:style-name="T95">&gt;<text:line-break/> <text:s text:c="4"/></text:span><text:span text:style-name="T100"><text:s text:c="3"/>&lt;</text:span><text:span text:style-name="T106">ds11</text:span><text:span text:style-name="T100">:</text:span><text:span text:style-name="T29">ECKeyValue</text:span><text:span text:style-name="T100">&gt;</text:span></text:p>
            <text:p text:style-name="P57"><text:s text:c="12"/>&lt;<text:span text:style-name="T101">ds11</text:span><text:span text:style-name="T94">:</text:span><text:span text:style-name="T29">NamedCurve</text:span> <text:span text:style-name="T36">URI</text:span>="urn:oid:1.2.840.10045.3.1.7"/&gt;</text:p>
            <text:p text:style-name="P57"><text:s text:c="12"/>&lt;<text:span text:style-name="T101">ds11</text:span><text:span text:style-name="T94">:</text:span><text:span text:style-name="T29">PublicKey</text:span>&gt;<text:span text:style-name="T95">PRZre90SQLp … 16m9FokKxV3F40Y=</text:span>&lt;/<text:span text:style-name="T101">ds11</text:span><text:span text:style-name="T94">:</text:span><text:span text:style-name="T29">PublicKey</text:span>&gt;</text:p>
            <text:p text:style-name="P57"><text:s text:c="8"/>&lt;/<text:span text:style-name="T101">ds11</text:span><text:span text:style-name="T94">:</text:span><text:span text:style-name="T29">ECKeyValue</text:span>&gt;</text:p>
            <text:p text:style-name="P57"><text:span text:style-name="T95"><text:s text:c="4"/>&lt;/</text:span><text:span text:style-name="T29">ClientEphemeralKey</text:span><text:span text:style-name="T95">&gt;<text:line-break/> <text:s text:c="3"/>&lt;</text:span><text:span text:style-name="T29">DeviceCertificate</text:span><text:span text:style-name="T95">&gt; </text:span></text:p>
            <text:p text:style-name="P57"><text:span text:style-name="T95"><text:s text:c="8"/>&lt;</text:span><text:span text:style-name="T102">ds</text:span><text:span text:style-name="T95">:</text:span><text:span text:style-name="T29">X509Data</text:span><text:span text:style-name="T95">&gt; </text:span></text:p>
            <text:p text:style-name="P57"><text:span text:style-name="T95"><text:s text:c="12"/>&lt;</text:span><text:span text:style-name="T102">ds</text:span><text:span text:style-name="T95">:</text:span><text:span text:style-name="T29">X509Certificate</text:span><text:span text:style-name="T95">&gt;MIIC2TCCAcGgAwIBAg ... hugc53W4nNzggt2w==&lt;/</text:span><text:span text:style-name="T102">ds</text:span><text:span text:style-name="T95">:</text:span><text:span text:style-name="T29">X509Certificate</text:span><text:span text:style-name="T95">&gt; </text:span></text:p>
            <text:p text:style-name="P57"><text:span text:style-name="T95"><text:s text:c="8"/>&lt;/</text:span><text:span text:style-name="T102">ds</text:span><text:span text:style-name="T95">:</text:span><text:span text:style-name="T29">X509Data</text:span><text:span text:style-name="T95">&gt; </text:span></text:p>
            <text:p text:style-name="P57"><text:span text:style-name="T95"><text:s text:c="4"/>&lt;/</text:span><text:span text:style-name="T29">DeviceCertificate</text:span><text:span text:style-name="T95">&gt;</text:span></text:p>
            <text:p text:style-name="P57"><text:span text:style-name="T95"><text:s text:c="4"/>&lt;</text:span><text:span text:style-name="T102">ds</text:span><text:span text:style-name="T95">:</text:span><text:span text:style-name="T29">Signature</text:span><text:span text:style-name="T95">&gt; </text:span></text:p>
            <text:p text:style-name="P57"><text:span text:style-name="T95"><text:s text:c="8"/>&lt;</text:span><text:span text:style-name="T106">ds</text:span><text:span text:style-name="T29">:SignedInfo</text:span><text:span text:style-name="T95">&gt; </text:span></text:p>
            <text:p text:style-name="P57"><text:span text:style-name="T95"><text:s text:c="12"/>&lt;</text:span><text:span text:style-name="T106">ds</text:span><text:span text:style-name="T29">:CanonicalizationMethod</text:span><text:span text:style-name="T95"> </text:span><text:span text:style-name="T36">Algorithm</text:span><text:span text:style-name="T95">="http://www.w3.org/2001/10/xml-exc-c14n#"/&gt; </text:span></text:p>
            <text:p text:style-name="P57"><text:span text:style-name="T95"><text:s text:c="12"/>&lt;</text:span><text:span text:style-name="T106">ds</text:span><text:span text:style-name="T29">:SignatureMethod</text:span><text:span text:style-name="T95"> </text:span><text:span text:style-name="T36">Algorithm</text:span><text:span text:style-name="T95">="http://www.w3.org/2001/04/xmldsig-more#hmac-sha256"/&gt; </text:span></text:p>
            <text:p text:style-name="P57"><text:span text:style-name="T95"><text:s text:c="12"/>&lt;</text:span><text:span text:style-name="T102">ds</text:span><text:span text:style-name="T95">:</text:span><text:span text:style-name="T29">Reference</text:span><text:span text:style-name="T95"> </text:span><text:span text:style-name="T36">URI</text:span><text:span text:style-name="T95">="#</text:span><text:span text:style-name="T14">_126992b6 … a8a6b484db8f</text:span><text:span text:style-name="T95">"&gt; </text:span></text:p>
            <text:p text:style-name="P57"><text:span text:style-name="T95"><text:s text:c="16"/>&lt;</text:span><text:span text:style-name="T102">ds</text:span><text:span text:style-name="T95">:</text:span><text:span text:style-name="T29">Transforms</text:span><text:span text:style-name="T95">&gt; </text:span></text:p>
            <text:p text:style-name="P57"><text:span text:style-name="T95"><text:s text:c="20"/>&lt;</text:span><text:span text:style-name="T102">ds</text:span><text:span text:style-name="T95">:</text:span><text:span text:style-name="T29">Transform</text:span><text:span text:style-name="T95"> </text:span><text:span text:style-name="T36">Algorithm</text:span><text:span text:style-name="T95">="http://www.w3.org/2000/09/xmldsig#enveloped-signature"/&gt; </text:span></text:p>
            <text:p text:style-name="P57"><text:span text:style-name="T95"><text:s text:c="20"/>&lt;</text:span><text:span text:style-name="T102">ds</text:span><text:span text:style-name="T95">:</text:span><text:span text:style-name="T29">Transform</text:span><text:span text:style-name="T95"> </text:span><text:span text:style-name="T36">Algorithm</text:span><text:span text:style-name="T95">="http://www.w3.org/2001/10/xml-exc-c14n#"/&gt; </text:span></text:p>
            <text:p text:style-name="P57"><text:span text:style-name="T95"><text:s text:c="16"/>&lt;/</text:span><text:span text:style-name="T102">ds</text:span><text:span text:style-name="T95">:</text:span><text:span text:style-name="T29">Transforms</text:span><text:span text:style-name="T95">&gt; </text:span></text:p>
            <text:p text:style-name="P57"><text:span text:style-name="T95"><text:s text:c="16"/>&lt;</text:span><text:span text:style-name="T102">ds</text:span><text:span text:style-name="T95">:</text:span><text:span text:style-name="T29">DigestMethod</text:span><text:span text:style-name="T95"> </text:span><text:span text:style-name="T36">Algorithm</text:span><text:span text:style-name="T95">="http://www.w3.org/2001/04/xmlenc#sha256"/&gt; </text:span></text:p>
            <text:p text:style-name="P57"><text:span text:style-name="T95"><text:s text:c="16"/>&lt;</text:span><text:span text:style-name="T102">ds</text:span><text:span text:style-name="T95">:</text:span><text:span text:style-name="T29">DigestValue</text:span><text:span text:style-name="T95">&gt;yLD0zNA48Xt9xXNHuBUlK0hL51zn0SYj2IfDXm42PLc=&lt;/</text:span><text:span text:style-name="T102">ds</text:span><text:span text:style-name="T95">:</text:span><text:span text:style-name="T29">DigestValue</text:span><text:span text:style-name="T95">&gt; </text:span></text:p>
            <text:p text:style-name="P57"><text:span text:style-name="T95"><text:s text:c="12"/>&lt;/</text:span><text:span text:style-name="T102">ds</text:span><text:span text:style-name="T95">:</text:span><text:span text:style-name="T29">Reference</text:span><text:span text:style-name="T95">&gt; </text:span></text:p>
            <text:p text:style-name="P57"><text:span text:style-name="T95"><text:s text:c="8"/>&lt;/</text:span><text:span text:style-name="T102">ds</text:span><text:span text:style-name="T95">:</text:span><text:span text:style-name="T29">SignedInfo</text:span><text:span text:style-name="T95">&gt; </text:span></text:p>
            <text:p text:style-name="P57"><text:span text:style-name="T95"><text:s text:c="8"/>&lt;</text:span><text:span text:style-name="T102">ds</text:span><text:span text:style-name="T95">:</text:span><text:span text:style-name="T29">SignatureValue</text:span><text:span text:style-name="T95">&gt;aRiSdmrn/KgtjqtTReF+6DOuIemRuw2xV9yuOPAlMj8=&lt;/</text:span><text:span text:style-name="T102">ds</text:span><text:span text:style-name="T95">:</text:span><text:span text:style-name="T29">SignatureValue</text:span><text:span text:style-name="T95">&gt; </text:span></text:p>
            <text:p text:style-name="P57"><text:span text:style-name="T95"><text:s text:c="8"/>&lt;</text:span><text:span text:style-name="T102">ds</text:span><text:span text:style-name="T95">:</text:span><text:span text:style-name="T29">KeyInfo</text:span><text:span text:style-name="T95">&gt; </text:span></text:p>
            <text:p text:style-name="P57"><text:span text:style-name="T95"><text:s text:c="12"/>&lt;</text:span><text:span text:style-name="T102">ds</text:span><text:span text:style-name="T95">:</text:span><text:span text:style-name="T29">KeyName</text:span><text:span text:style-name="T95">&gt;derived-session-key&lt;/</text:span><text:span text:style-name="T102">ds</text:span><text:span text:style-name="T95">:</text:span><text:span text:style-name="T29">KeyName</text:span><text:span text:style-name="T95">&gt; </text:span></text:p>
            <text:p text:style-name="P57"><text:span text:style-name="T95"><text:s text:c="8"/>&lt;/</text:span><text:span text:style-name="T102">ds</text:span><text:span text:style-name="T95">:</text:span><text:span text:style-name="T29">KeyInfo</text:span><text:span text:style-name="T95">&gt; </text:span></text:p>
            <text:p text:style-name="P57"><text:span text:style-name="T95"><text:s text:c="4"/>&lt;/</text:span><text:span text:style-name="T102">ds</text:span><text:span text:style-name="T95">:</text:span><text:span text:style-name="T29">Signature</text:span><text:span text:style-name="T95">&gt;</text:span></text:p>
            <text:p text:style-name="P62"/>
            <text:p text:style-name="P70"><text:span text:style-name="T95">&lt;/</text:span><text:span text:style-name="T34">ProvisioningSessionResponse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Acquired through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5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05" text:outline-level="2"><text:reference-mark-start text:name="closeProvisioningSession"/><text:span text:style-name="T70">closeProvisioningSession</text:span><text:reference-mark-end text:name="closeProvisioningSession"/><text:span text:style-name="T70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2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. <text:s/>See <text:span text:style-name="CrossRef"><text:reference-ref text:reference-format="text" text:ref-name="SKSAttestations">Attestations</text:reference-ref></text:span> </text:p>
          </table:table-cell>
        </table:table-row>
      </table:table>
      <text:p text:style-name="P38"/>
      <text:p text:style-name="Text_20_body"><text:span text:style-name="T74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802900953" text:continue-numbering="true" text:style-name="L1">
        <text:list-item>
          <text:p text:style-name="P113">There is an open provisioning session associated with <text:span text:style-name="T74">ProvisioningHandle</text:span></text:p>
        </text:list-item>
        <text:list-item>
          <text:p text:style-name="P107">The <text:span text:style-name="T77">MAC</text:span><text:span text:style-name="T49"> computes correctly using the method described in </text:span><text:span text:style-name="CrossRef"><text:span text:style-name="T66"><text:reference-ref text:reference-format="text" text:ref-name="MACOperations">MAC Operations</text:reference-ref></text:span></text:span><text:span text:style-name="T49"> where </text:span><text:span text:style-name="T48">Data</text:span><text:span text:style-name="T49"> is arranged as follows:</text:span></text:p>
          <text:p text:style-name="P107"><text:span text:style-name="T49"><text:s text:c="8"/></text:span><text:span text:style-name="T48">Data = </text:span><text:span text:style-name="T74">ClientSessionID</text:span><text:span text:style-name="T44"> || </text:span><text:span text:style-name="T74">ServerSessionID</text:span><text:span text:style-name="T44"> || </text:span><text:span text:style-name="T74">IssuerURI</text:span></text:p>
        </text:list-item>
        <text:list-item>
          <text:p text:style-name="P114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24">There are no unreferenced PIN or PUK policy objects. <text:s/><text:span text:style-name="T44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6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CrossRef"><text:span text:style-name="T66"><text:reference-ref text:reference-format="text" text:ref-name="sess.updatable">Updatable</text:reference-ref></text:span></text:span> <text:span text:style-name="T56">flag is true.</text:span></text:p>
      <text:p text:style-name="Text_20_body"><text:span text:style-name="T56">If the verification is successful, </text:span><text:span text:style-name="T79">closeProvisioningSession</text:span><text:span text:style-name="T56"> MUST also reassign the provisioning session ownership to the current (closing) session for </text:span><text:span text:style-name="T58">all</text:span><text:span text:style-name="T56"> objects belonging to sessions that have been subject to a post provisioning operation. <text:s/>The original session objects MUST subsequently be deleted since they have no mission anymore.</text:span></text:p>
      <text:p text:style-name="P31"><text:span text:style-name="T56">Using </text:span><text:span text:style-name="CrossRef"><text:span text:style-name="T66"><text:reference-ref text:reference-format="text" text:ref-name="keygen2">KeyGen2</text:reference-ref></text:span></text:span><text:span text:style-name="T56"> </text:span><text:span text:style-name="T79">closeProvisioningSession</text:span><text:span text:style-name="T56"> is invoked as the last step of processing </text:span><text:span text:style-name="CrossRef"><text:span text:style-name="T66"><text:reference-ref text:reference-format="text" text:ref-name="cred.depl.req">CredentialDeploymentRequest</text:reference-ref></text:span></text:span><text:span text:style-name="T56">.</text:span></text:p>
      <text:p text:style-name="P38"><text:span text:style-name="T57">The </text:span><text:span text:style-name="T77">AttestedResponse</text:span><text:span text:style-name="T57"> is the result of attesting:</text:span></text:p>
      <text:p text:style-name="P38"><text:span text:style-name="T57"><text:tab/> </text:span><text:span text:style-name="T59">Data</text:span><text:span text:style-name="T57"> = </text:span><text:span text:style-name="T81">"</text:span><text:span text:style-name="T79">Success"</text:span><text:span text:style-name="T56"> || </text:span><text:span text:style-name="CrossRef"><text:span text:style-name="T66"><text:reference-ref text:reference-format="text" text:ref-name="mac.seq.cnt">MACSequenceCounter</text:reference-ref></text:span></text:span></text:p>
      <text:p text:style-name="Text_20_body">Note that <text:span text:style-name="CrossRef"><text:span text:style-name="T66"><text:reference-ref text:reference-format="text" text:ref-name="mac.seq.cnt">MACSequenceCounter</text:reference-ref></text:span></text:span> is <text:span text:style-name="T1">incremented</text:span> by the initial MAC operation.</text:p>
      <text:p text:style-name="Text_20_body"><text:span text:style-name="T45">Also see </text:span><text:span text:style-name="CrossRef"><text:reference-ref text:reference-format="text" text:ref-name="sess.key.op">SessionKeyLimit</text:reference-ref></text:span><text:span text:style-name="T45">. <text:s/></text:span></text:p>
      <text:h text:style-name="P105" text:outline-level="2"><text:reference-mark-start text:name="enum.prov.sess"/>enumerateProvisioningSessions<text:reference-mark-end text:name="enum.prov.sess"/> (3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5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1">open</text:span> provisioning sessions. <text:s/>If false list only <text:span text:style-name="T1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59">The following elements MUST only be emitted if</text:span><text:span text:style-name="T60"> </text:span>ProvisioningHandle<text:span text:style-name="T57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byte[8]</text:p>
          </table:table-cell>
          <table:table-cell table:style-name="Table39.C2" table:number-rows-spanned="5" office:value-type="string">
            <text:p text:style-name="Table_20_Contents"><text:span text:style-name="T45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2">⁮[</text:span><text:span text:style-name="T64"> </text:span><text:span text:style-name="T62">]</text:span></text:p>
          </table:table-cell>
          <table:covered-table-cell/>
        </table:table-row>
      </table:table>
      <text:p text:style-name="P38"/>
      <text:p text:style-name="P38"><text:span text:style-name="T79">enumerateProvisioningSessions</text:span> is primarily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p text:style-name="P38"><text:span text:style-name="T79">enumerateProvisioningSessions</text:span> may also be useful for debugging and “cleaning” purposes.</text:p>
      <text:p text:style-name="P38">The input <text:span text:style-name="T78">ProvisioningHandle</text:span><text:span text:style-name="T51"> is initially set to 0xFFFFFFFF to start an enumeration round.</text:span></text:p>
      <text:p text:style-name="P38"><text:span text:style-name="T51">Succeeding calls should use the output </text:span><text:span text:style-name="T78">ProvisioningHandle</text:span><text:span text:style-name="T51"> as input to the next call.</text:span></text:p>
      <text:p text:style-name="P38"><text:span text:style-name="T51">When </text:span><text:span text:style-name="T77">enumerateProvisioningSessions</text:span><text:span text:style-name="T49"> returns with a </text:span><text:span text:style-name="T77">ProvisioningHandle</text:span><text:span text:style-name="T49"> = 0xFFFFFFFF there are no more provisioning objects to read.</text:span></text:p>
      <text:h text:style-name="P106" text:outline-level="2">abortProvisioningSession (4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4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05" text:outline-level="2"><text:reference-mark-start text:name="sign.prov.sess.data"/>signProvisioningSessionData<text:reference-mark-end text:name="sign.prov.sess.data"/> (5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3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6"/>
      <text:p text:style-name="Text_20_body"><text:span text:style-name="T79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79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4"><text:tab/>Result</text:span> = <text:span text:style-name="CrossRef"><text:span text:style-name="T66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81">"</text:span><text:span text:style-name="T79">External Signature"</text:span><text:span text:style-name="T44">, </text:span><text:span text:style-name="T77">Data</text:span><text:span text:style-name="T44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06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 text:c="2"/>PUK IDs MUST be unique <text:span text:style-name="T1">within</text:span> a provisioning session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3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74">createPUKPolicy</text:span><text:span text:style-name="T70"> creates a local PUK policy object </text:span><text:span text:style-name="T60">in the </text:span><text:span text:style-name="CrossRef"><text:reference-ref text:reference-format="text" text:ref-name="cred.db">Credential Database</text:reference-ref></text:span><text:span text:style-name="T60"> </text:span><text:span text:style-name="T70">to be referenced by subsequent calls to the </text:span><text:span text:style-name="CrossRef"><text:reference-ref text:reference-format="text" text:ref-name="createPINPolicy">createPINPolicy</text:reference-ref></text:span><text:span text:style-name="T70"> method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05" text:outline-level="2"><text:reference-mark-start text:name="createPINPolicy"/><text:span text:style-name="T70">createPINPolicy</text:span><text:reference-mark-end text:name="createPINPolicy"/><text:span text:style-name="T70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 text:c="2"/>PIN IDs MUST be unique <text:span text:style-name="T1">within</text:span> a provisioning session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74">createPINPolicy</text:span><text:span text:style-name="T70"> creates a local PIN policy object </text:span><text:span text:style-name="T60">in the </text:span><text:span text:style-name="CrossRef"><text:reference-ref text:reference-format="text" text:ref-name="cred.db">Credential Database</text:reference-ref></text:span><text:span text:style-name="T60"> </text:span><text:span text:style-name="T70">to be referenced by subsequent calls to the </text:span><text:span text:style-name="CrossRef"><text:reference-ref text:reference-format="text" text:ref-name="createKeyPair">createKeyPair</text:reference-ref></text:span><text:span text:style-name="T70"> method.</text:span></text:p>
      <text:p text:style-name="P38"><text:span text:style-name="T70">If </text:span><text:span text:style-name="T74">PUKPolicyHandle</text:span><text:span text:style-name="T70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8"/>
      <text:h text:style-name="P105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2">byte⁮[</text:span><text:span text:style-name="T64"> </text:span><text:span text:style-name="T62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ServerSeed</text:p>
          </table:table-cell>
          <table:table-cell table:style-name="Table16.A2" office:value-type="string">
            <text:p text:style-name="P3">byte<text:span text:style-name="T62">⁮[32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Key IDs MUST be unique <text:span text:style-name="T1">within</text:span> a provisioning session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16.C2" office:value-type="string">
            <text:p text:style-name="P2">Object which MUST depending on <text:span text:style-name="T74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4">PrivateKey</text:span><text:span text:style-name="T44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4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2">byte⁮[</text:span><text:span text:style-name="T64"> </text:span><text:span text:style-name="T62">]</text:span></text:p>
          </table:table-cell>
          <table:table-cell table:style-name="Table16.C2" office:value-type="string">
            <text:p text:style-name="Table_20_Contents"><text:span text:style-name="T51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GeneratedPublicKey</text:p>
          </table:table-cell>
          <table:table-cell table:style-name="Table17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74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74">createKeyPair</text:span><text:span text:style-name="T70"> generates an asymmetric key-pair </text:span><text:span text:style-name="T60">in the </text:span><text:span text:style-name="CrossRef"><text:reference-ref text:reference-format="text" text:ref-name="cred.db">Credential Database</text:reference-ref></text:span><text:span text:style-name="T60"> </text:span><text:span text:style-name="T70">according to the issuer's specification.</text:span></text:p>
      <text:p text:style-name="P84">Remarks</text:p>
      <text:p text:style-name="P38"><text:span text:style-name="T78">KeyHandle</text:span><text:span text:style-name="T68"> MUST be </text:span><text:span text:style-name="T2">static</text:span><text:span text:style-name="T68">, </text:span><text:span text:style-name="T2">unique</text:span><text:span text:style-name="T68"> and never be reused.</text:span></text:p>
      <text:p text:style-name="P38"><text:span text:style-name="T70">If </text:span><text:span text:style-name="T74">PINPolicyHandle</text:span><text:span text:style-name="T70"> is zero the key is not PIN-protected.</text:span></text:p>
      <text:p text:style-name="P38"><text:span text:style-name="T70">A </text:span><text:span text:style-name="T74">PINPolicyHandle</text:span><text:span text:style-name="T70"> value of 0xFFFFFFFF presumes that the target SKS supports a “device PUK/PIN”, </text:span><text:span text:style-name="T2">otherwise an error is returned</text:span><text:span text:style-name="T70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70">.</text:span></text:p>
      <text:p text:style-name="P31">A compliant SKS SHOULD use 65537 as the default RSA exponent value.</text:p>
      <text:p text:style-name="P38">How <text:reference-mark-start text:name="issuer.seed"/><text:span text:style-name="T76">Serv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70">A non-zero </text:span><text:span text:style-name="T78">BiometricProtection</text:span><text:span text:style-name="T70"> value presumes that the target SKS supports </text:span><text:span text:style-name="CrossRef"><text:reference-ref text:reference-format="text" text:ref-name="biometricoption">Biometric Protection</text:reference-ref></text:span><text:span text:style-name="T70">, </text:span><text:span text:style-name="T2">otherwise an error is returned</text:span><text:span text:style-name="T70">. <text:s/>See </text:span><text:span text:style-name="CrossRef"><text:reference-ref text:reference-format="text" text:ref-name="getDeviceData">getDeviceInfo</text:reference-ref></text:span><text:span text:style-name="T70">.</text:span></text:p>
      <text:p text:style-name="P38"><text:span text:style-name="T70">To assure the issuer that the generated key-pair actually resides in the SKS, the public key, together with attributes and protection objects are attested (s</text:span><text:span text:style-name="T51">ee </text:span><text:span text:style-name="CrossRef"><text:span text:style-name="T71"><text:reference-ref text:reference-format="text" text:ref-name="SKSAttestations">Attestations</text:reference-ref></text:span></text:span><text:span text:style-name="T70">) by the SKS according to the following </text:span><text:span text:style-name="T2">Data</text:span><text:span text:style-name="T70"> scheme:<text:line-break/></text:span></text:p>
      <text:p text:style-name="P31"/>
      <text:p text:style-name="P31"/>
      <text:p text:style-name="P31"/>
      <text:p text:style-name="P54">Continued on the next page...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60">//////////////////////////////////////////////////////////////////////////////////</text:p>
            <text:p text:style-name="P60">// <text:reference-mark-start text:name="key.attestation.data"/>Key Attestation Data<text:reference-mark-end text:name="key.attestation.data"/> for: http://xmlns.webpki.org/keygen2/1.0#algorithm.ka1 <text:s/>//</text:p>
            <text:p text:style-name="P60">//////////////////////////////////////////////////////////////////////////////////</text:p>
            <text:p text:style-name="P60"/>
            <text:p text:style-name="P59">addArray ("PUK Policy=");</text:p>
            <text:p text:style-name="P58"><text:span text:style-name="T83">if</text:span> (PINPolicyHandle == 0 || PINPolicyHandle.PUKPolicyHandle == 0)</text:p>
            <text:p text:style-name="P58"><text:s text:c="2"/>{</text:p>
            <text:p text:style-name="P59"><text:s text:c="4"/>addArray ("N/A");</text:p>
            <text:p text:style-name="P59"><text:s text:c="2"/>}</text:p>
            <text:p text:style-name="P59"><text:span text:style-name="T83">else if</text:span> (PINPolicyHandle == 0xFFFFFFFF) <text:s/><text:span text:style-name="T84">// Device PIN implies device PUK</text:span></text:p>
            <text:p text:style-name="P59"><text:s text:c="2"/>{</text:p>
            <text:p text:style-name="P59"><text:s text:c="4"/>addArray ("Device");</text:p>
            <text:p text:style-name="P59"><text:s text:c="2"/>}</text:p>
            <text:p text:style-name="P59"><text:span text:style-name="T83">else</text:span> <text:s/><text:span text:style-name="T84">// Standard PUK</text:span></text:p>
            <text:p text:style-name="P59"><text:s text:c="2"/>{</text:p>
            <text:p text:style-name="P59"><text:s text:c="4"/>addArray (PINPolicyHandle.PUKPolicyHandle.ID);</text:p>
            <text:p text:style-name="P59"><text:s text:c="4"/>addShort (PINPolicyHandle.PUKPolicyHandle.RetryLimit);</text:p>
            <text:p text:style-name="P59"><text:s text:c="4"/>addArray (PINPolicyHandle.PUKPolicyHand<text:span text:style-name="T66">le.PUKValue</text:span>); <text:s/><text:span text:style-name="T84">// Encrypted PUK</text:span></text:p>
            <text:p text:style-name="P59"><text:s text:c="4"/>addByte <text:s/>(PINPolicyHandle.PUKPolicyHandle.Format);</text:p>
            <text:p text:style-name="P59"><text:s text:c="2"/>}</text:p>
            <text:p text:style-name="P59">addArray (<text:span text:style-name="T73">"</text:span>PIN Policy=<text:span text:style-name="T73">"</text:span>);</text:p>
            <text:p text:style-name="P58"><text:span text:style-name="T83">if</text:span> (PINPolicyHandle == 0) <text:s/><text:span text:style-name="T84">// The key is not PIN protected</text:span></text:p>
            <text:p text:style-name="P58"><text:s text:c="2"/>{</text:p>
            <text:p text:style-name="P58"><text:s text:c="4"/>addArray ("N/A");</text:p>
            <text:p text:style-name="P58"><text:s text:c="2"/>}</text:p>
            <text:p text:style-name="P58"><text:span text:style-name="T83">else if</text:span> (PINPolicyHandle == 0xFFFFFFFF) <text:s/><text:span text:style-name="T84">// The key is protected by a device PIN</text:span></text:p>
            <text:p text:style-name="P58"><text:s text:c="2"/>{</text:p>
            <text:p text:style-name="P58"><text:s text:c="4"/>addArray ("Device");</text:p>
            <text:p text:style-name="P58"><text:s text:c="2"/>}</text:p>
            <text:p text:style-name="P58"><text:span text:style-name="T83">else</text:span> <text:s/><text:span text:style-name="T84">// Standard PIN protection</text:span></text:p>
            <text:p text:style-name="P58"><text:span text:style-name="T84"><text:s text:c="2"/></text:span>{</text:p>
            <text:p text:style-name="P59"><text:s text:c="4"/>addArray (PINPolicyHandle.ID);</text:p>
            <text:p text:style-name="P65"><text:s text:c="4"/>addBool <text:s/>(PINPolicyHandle.UserDefined);</text:p>
            <text:p text:style-name="P65"><text:s text:c="4"/>addArray (PINPolicyHandle.UserDefined ? <text:span text:style-name="T4">"N/A"</text:span><text:span text:style-name="T27"> :</text:span><text:span text:style-name="T69"> PINValue); </text:span><text:s/><text:span text:style-name="T84">// Encrypted PIN</text:span></text:p>
            <text:p text:style-name="P65"><text:s text:c="4"/>addBool <text:s/>(PINPolicyHandle.UserModifiable);</text:p>
            <text:p text:style-name="P59"><text:s text:c="4"/>addByte <text:s/>(PINPolicyHandle.Format);</text:p>
            <text:p text:style-name="P65"><text:s text:c="4"/>addShort (PINPolicyHandle.RetryLimit);</text:p>
            <text:p text:style-name="P65"><text:s text:c="4"/>addByte <text:s/>(PINPolicyHandle.Grouping);</text:p>
            <text:p text:style-name="P59"><text:s text:c="4"/>addByte <text:s/>(PINPolicyHandle.PatternRestrictions);</text:p>
            <text:p text:style-name="P59"><text:s text:c="4"/>addByte <text:s/>(PINPolicyHandle.MinLength);</text:p>
            <text:p text:style-name="P59"><text:s text:c="4"/>addByte <text:s/>(PINPolicyHandle.MaxLength);</text:p>
            <text:p text:style-name="P59"><text:s text:c="4"/>addByte <text:s/>(PINPolicyHandle.InputMethod);</text:p>
            <text:p text:style-name="P59"><text:s text:c="2"/>}</text:p>
            <text:p text:style-name="P59">addArray (<text:span text:style-name="T73">"</text:span>Key=<text:span text:style-name="T73">"</text:span>);</text:p>
            <text:p text:style-name="P59">addArray (ID);</text:p>
            <text:p text:style-name="P59">addArray (ServerSeed);</text:p>
            <text:p text:style-name="P59">addArray (GeneratedPublicKey);</text:p>
            <text:p text:style-name="P59">addBool <text:s/>(<text:span text:style-name="T66">PrivateKeyBackup</text:span>);</text:p>
            <text:p text:style-name="P59">addArray (PrivateKeyBackup ? <text:span text:style-name="T66">PrivateKey</text:span> : <text:span text:style-name="T4">"N/A"); <text:s/></text:span><text:span text:style-name="T84">// Encrypted private key</text:span></text:p>
            <text:p text:style-name="P59">addByte <text:s/>(BiometricProtection);</text:p>
            <text:p text:style-name="P59">addByte <text:s/>(<text:span text:style-name="T66">ExportPolicy</text:span>);</text:p>
            <text:p text:style-name="P59">addBool <text:s/>(<text:span text:style-name="T66">Updatable</text:span>);</text:p>
            <text:p text:style-name="P59">addByte <text:s/>(<text:span text:style-name="T66">DeletePolicy</text:span>);</text:p>
            <text:p text:style-name="P59">addBool <text:s/>(EnablePINCaching);</text:p>
            <text:p text:style-name="P59">addBool <text:s/>(<text:span text:style-name="T66">ImportPrivateKey</text:span>);</text:p>
            <text:p text:style-name="P59">addByte <text:s/>(<text:span text:style-name="T66">KeyUsage</text:span>);</text:p>
            <text:p text:style-name="P59">addArray (<text:span text:style-name="T66">FriendlyName</text:span>);</text:p>
          </table:table-cell>
        </table:table-row>
      </table:table>
      <text:p text:style-name="P43"/>
      <text:p text:style-name="P43"/>
      <text:p text:style-name="P45">Continued on the next page...</text:p>
      <text:p text:style-name="P85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7"><text:span text:style-name="T96">&lt;</text:span><text:reference-mark-start text:name="keyinitreq"/><text:span text:style-name="T30">KeyInitializationRequest</text:span><text:reference-mark-end text:name="keyinitreq"/><text:span text:style-name="T7"> </text:span><text:span text:style-name="T37">KeyAttestationAlgorithm</text:span><text:span text:style-name="T96">="http://xmlns.webpki.org/keygen2/1.0#algorithm.ka1" </text:span><text:span text:style-name="T7"> </text:span><text:span text:style-name="T16">…</text:span><text:span text:style-name="T7"> <text:s/>&gt;<text:line-break/></text:span><text:span text:style-name="T95"><text:line-break/></text:span>    &lt;<text:span text:style-name="T28">PUKPolicy</text:span> <text:span text:style-name="T35">ID</text:span>="PUK.1" <text:span text:style-name="T35">Format</text:span>="numeric" <text:span text:style-name="T35">RetryLimit</text:span>="3" <text:span text:style-name="T35">Value</text:span>="mjRKrcuO <text:span text:style-name="T42">... </text:span>1O/e9mgMf3qw"&gt;<text:line-break/>        &lt;<text:span text:style-name="T28">PINPolicy</text:span> <text:span text:style-name="T35">ID</text:span>="PIN.1" <text:span text:style-name="T35">Format</text:span>="numeric" <text:span text:style-name="T35">Grouping</text:span>="shared" <text:span text:style-name="T35">MaxLength</text:span>="8" <text:span text:style-name="T35">MinLength</text:span>="4"<text:line-break/> <text:s text:c="26"/><text:span text:style-name="T35">PatternRestrictions</text:span>="three-in-a-row sequence" <text:span text:style-name="T35">RetryLimit</text:span>="3"&gt;<text:line-break/>            &lt;<text:span text:style-name="T28">KeyPair</text:span> <text:span text:style-name="T35">ID</text:span>="Key.1" <text:span text:style-name="T35">KeyUsage</text:span>="encryption"&gt;<text:line-break/>                &lt;<text:span text:style-name="T28">RSA</text:span> <text:span text:style-name="T35">KeySize</text:span>="2048"/&gt;<text:line-break/>            &lt;/<text:span text:style-name="T28">KeyPair</text:span>&gt;<text:line-break/>            &lt;<text:span text:style-name="T28">KeyPair</text:span> <text:span text:style-name="T35">ID</text:span>="Key.2" <text:span text:style-name="T35">KeyUsage</text:span>="authentication"&gt;<text:line-break/>                &lt;<text:span text:style-name="T28">EC</text:span> <text:span text:style-name="T35">NamedCurve</text:span>="urn:oid:1.2.840.10045.3.1.7"/&gt;<text:line-break/>            &lt;/<text:span text:style-name="T28">KeyPair</text:span>&gt;<text:line-break/>        &lt;/<text:span text:style-name="T28">PINPolicy</text:span>&gt;<text:line-break/>    &lt;/<text:span text:style-name="T28">PUKPolicy</text:span>&gt;<text:line-break/></text:p>
            <text:p text:style-name="P57"><text:span text:style-name="T96">&lt;/</text:span><text:span text:style-name="T30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70">In the sample </text:span><text:span text:style-name="CrossRef"><text:reference-ref text:reference-format="text" text:ref-name="keygen2">KeyGen2</text:reference-ref></text:span><text:span text:style-name="T70"> </text:span><text:span text:style-name="T2">default values</text:span><text:span text:style-name="T70"> have been utilized which is why there are few </text:span><text:span text:style-name="T2">visible</text:span><text:span text:style-name="T70"> key generation attributes.</text:span></text:p>
      <text:p text:style-name="P31"/>
      <text:p text:style-name="Standard"><text:span text:style-name="T70">When using </text:span><text:span text:style-name="CrossRef"><text:reference-ref text:reference-format="text" text:ref-name="keygen2">KeyGen2</text:reference-ref></text:span><text:span text:style-name="T70"> the </text:span><text:span text:style-name="T2">output</text:span><text:span text:style-name="T70"> from </text:span><text:span text:style-name="T74">createKeyPair</text:span><text:span text:style-name="T70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7"><text:span text:style-name="T96">&lt;</text:span><text:span text:style-name="T30">KeyInitializationResponse</text:span><text:span text:style-name="T7">  </text:span><text:span text:style-name="T16">…</text:span><text:span text:style-name="T7"> <text:s/>&gt;</text:span><text:span text:style-name="T95"><text:line-break/></text:span></text:p>
            <text:p text:style-name="P57"><text:span text:style-name="T95"><text:s text:c="4"/>&lt;</text:span><text:span text:style-name="T29">GeneratedPublicKey</text:span><text:span text:style-name="T95"> </text:span><text:span text:style-name="T36">ID</text:span><text:span text:style-name="T95">="Key.1" </text:span><text:span text:style-name="T36">KeyAttestation</text:span><text:span text:style-name="T95">="X2oMtrm8rRL … XyTvPuTbergHfnJw=="&gt;<text:line-break/> <text:s text:c="7"/>&lt;</text:span><text:span text:style-name="T102">ds</text:span><text:span text:style-name="T95">:</text:span><text:span text:style-name="T29">RSAKeyValue</text:span><text:span text:style-name="T95">&gt;<text:line-break/> <text:s text:c="11"/>&lt;</text:span><text:span text:style-name="T102">ds</text:span><text:span text:style-name="T95">:</text:span><text:span text:style-name="T29">Modulus</text:span><text:span text:style-name="T95">&gt;ALhBpUjJK/mSjPAe/ … fXG8z1V3mVDZTBM7eZ&lt;/</text:span><text:span text:style-name="T102">ds</text:span><text:span text:style-name="T95">:</text:span><text:span text:style-name="T29">Modulus</text:span><text:span text:style-name="T95">&gt;<text:line-break/> <text:s text:c="11"/>&lt;</text:span><text:span text:style-name="T102">ds</text:span><text:span text:style-name="T95">:</text:span><text:span text:style-name="T29">Exponent</text:span><text:span text:style-name="T95">&gt;AQAB&lt;/</text:span><text:span text:style-name="T102">ds</text:span><text:span text:style-name="T95">:</text:span><text:span text:style-name="T29">Exponent</text:span><text:span text:style-name="T95">&gt;<text:line-break/> <text:s text:c="7"/>&lt;/</text:span><text:span text:style-name="T102">ds</text:span><text:span text:style-name="T95">:</text:span><text:span text:style-name="T29">RSAKeyValue</text:span><text:span text:style-name="T95">&gt;<text:line-break/> <text:s text:c="3"/>&lt;/</text:span><text:span text:style-name="T29">GeneratedPublicKey</text:span><text:span text:style-name="T95">&gt;<text:line-break/> <text:s text:c="3"/>&lt;</text:span><text:span text:style-name="T29">GeneratedPublicKey</text:span><text:span text:style-name="T95"> </text:span><text:span text:style-name="T36">ID</text:span><text:span text:style-name="T95">="Key.2" </text:span><text:span text:style-name="T36">KeyAttestation</text:span><text:span text:style-name="T95">="TbergHftrm8rRL … wyTvPX2XoMunJ=="&gt;</text:span></text:p>
            <text:p text:style-name="P57"><text:s text:c="8"/>&lt;<text:span text:style-name="T102">ds11</text:span>:<text:span text:style-name="T29">ECKeyValue</text:span>&gt; </text:p>
            <text:p text:style-name="P57"><text:s text:c="12"/>&lt;<text:span text:style-name="T102">ds11</text:span>:<text:span text:style-name="T29">NamedCurve</text:span> <text:span text:style-name="T36">URI</text:span>="urn:oid:1.2.840.10045.3.1.7"/&gt; </text:p>
            <text:p text:style-name="P57"><text:s text:c="12"/>&lt;<text:span text:style-name="T102">ds11</text:span>:<text:span text:style-name="T29">PublicKey</text:span>&gt;BMUY+QiZdFJyzozMgQqA … ptPGNy/LcDVSXx7s/Y=&lt;/<text:span text:style-name="T102">ds11</text:span>:<text:span text:style-name="T29">PublicKey</text:span>&gt; </text:p>
            <text:p text:style-name="P57"><text:span text:style-name="T95"><text:s text:c="8"/>&lt;/</text:span><text:span text:style-name="T102">ds11</text:span><text:span text:style-name="T95">:</text:span><text:span text:style-name="T29">ECKeyValue</text:span><text:span text:style-name="T95">&gt;<text:line-break/> <text:s text:c="3"/>&lt;/</text:span><text:span text:style-name="T29">GeneratedPublicKey</text:span><text:span text:style-name="T95">&gt;<text:line-break/></text:span></text:p>
            <text:p text:style-name="P70"><text:span text:style-name="T95">&lt;/</text:span><text:span text:style-name="T34">KeyInitializationResponse</text:span><text:span text:style-name="T20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05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belonging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4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20.C2" office:value-type="string">
            <text:p text:style-name="P67"><text:span text:style-name="T70">DER-encoded </text:span><text:span text:style-name="CrossRef"><text:reference-ref text:reference-format="text" text:ref-name="X.509">X.509</text:reference-ref></text:span><text:span text:style-name="T70"> certificate object</text:span> <text:span text:style-name="T1">repeated</text:span> as defined by <text:span text:style-name="T74">PathLength</text:span><text:span text:style-name="T43">‪‫‬‭‪‏‪‏</text:span><text:span text:style-name="T75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2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4">setCertificatePath</text:span><text:span text:style-name="T70"> attaches an </text:span><text:span text:style-name="CrossRef"><text:reference-ref text:reference-format="text" text:ref-name="X.509">X.509</text:reference-ref></text:span><text:span text:style-name="T70"> certificate path to an already created key-pair. <text:s/>See </text:span><text:span text:style-name="CrossRef"><text:reference-ref text:reference-format="text" text:ref-name="createKeyPair">createKeyPair</text:reference-ref></text:span><text:span text:style-name="T70">.</text:span></text:p>
      <text:p text:style-name="Text_20_body"><text:span text:style-name="T70">The SKS does not verify that the certificate path and the public key match for keys having the </text:span><text:span text:style-name="CrossRef"><text:span text:style-name="T92"><text:reference-ref text:reference-format="text" text:ref-name="importprivatekey">ImportPrivateKey</text:reference-ref></text:span></text:span><text:span text:style-name="T70"> flag set because that would disable the </text:span><text:span text:style-name="CrossRef"><text:span text:style-name="T90"><text:reference-ref text:reference-format="text" text:ref-name="restorePrivateKey">restorePrivateKey</text:reference-ref></text:span></text:span><text:span text:style-name="T70"> method. <text:s/>For other keys, the SKS MAY perform such a test although it is redundant since the </text:span><text:span text:style-name="T74">MAC</text:span><text:span text:style-name="T70"> is assumed to cater for the binding between certificate path and the generated public key. <text:s/>That is, a conforming SKS MAY always treat </text:span><text:span text:style-name="T91">certificate path</text:span><text:span text:style-name="T70"> data as “an array of blobs”.</text:span></text:p>
      <text:p text:style-name="Text_20_body"><text:span text:style-name="T51">Note that </text:span><text:span text:style-name="T78">X509Certificate</text:span><text:span text:style-name="T51"> objects MUST form an </text:span><text:span text:style-name="T48">ordered</text:span><text:span text:style-name="T49"> certificate </text:span><text:span text:style-name="T51">path so that the </text:span><text:span text:style-name="T48">first</text:span><text:span text:style-name="T51"> object contains the </text:span><text:reference-mark-start text:name="eecert"/><text:span text:style-name="T48">End‑Entity Certificate</text:span><text:reference-mark-end text:name="eecert"/><text:span text:style-name="T51"> holding the public key of the target key‑pair.</text:span></text:p>
      <text:p text:style-name="Text_20_body">The<text:span text:style-name="T90"> certificate path</text:span> MUST NOT contain any “holes” but does not have to be complete (include all CAs).</text:p>
      <text:p text:style-name="Text_20_body"><text:span text:style-name="T93">The </text:span><text:span text:style-name="T77">MAC</text:span><text:span text:style-name="T49"> uses the method described in </text:span><text:span text:style-name="CrossRef"><text:span text:style-name="T66"><text:reference-ref text:reference-format="text" text:ref-name="MACOperations">MAC Operations</text:reference-ref></text:span></text:span><text:span text:style-name="T49"> where </text:span><text:span text:style-name="T48">Data</text:span><text:span text:style-name="T49"> is arranged as follows:</text:span></text:p>
      <text:p text:style-name="Text_20_body"><text:span text:style-name="T48"><text:tab/>Data </text:span><text:span text:style-name="T93">=</text:span><text:span text:style-name="T48"> </text:span><text:span text:style-name="T77">KeyHandle.GeneratedPublicKey</text:span><text:span text:style-name="T49"> || </text:span><text:span text:style-name="T77">KeyHandle.ID</text:span><text:span text:style-name="T49"> || </text:span><text:span text:style-name="T77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5"><text:span text:style-name="T49">The following </text:span><text:span text:style-name="CrossRef"><text:span text:style-name="T66"><text:reference-ref text:reference-format="text" text:ref-name="keygen2">KeyGen2</text:reference-ref></text:span></text:span><text:span text:style-name="T49"> fragment shows its interaction with </text:span><text:span text:style-name="T77">setCertificatePath</text:span><text:span text:style-name="T49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7">&lt;<text:reference-mark-start text:name="cred.depl.req"/><text:span text:style-name="T29">CredentialDeploymentRequest</text:span><text:reference-mark-end text:name="cred.depl.req"/><text:span text:style-name="T29"> </text:span><text:span text:style-name="T36">ClientSessionID</text:span><text:span text:style-name="T7">="_126992b6 … a8a6b484db8f"<text:line-break/> <text:s text:c="50"/></text:span><text:span text:style-name="T29"><text:s/></text:span><text:span text:style-name="T36">ID</text:span><text:span text:style-name="T8">="_0fa47ab3c00c … a67992b6ac61c"</text:span></text:p>
            <text:p text:style-name="P66"><text:span text:style-name="T29"><text:s text:c="52"/></text:span><text:span text:style-name="T36">IssuerURI</text:span><text:span text:style-name="T7">="https://ca.example.com/enroll" </text:span><text:span text:style-name="T4"> </text:span><text:span text:style-name="T42">…</text:span> <text:s/>&gt;</text:p>
            <text:p text:style-name="P70"><text:span text:style-name="T95"><text:line-break/>    &lt;</text:span><text:span text:style-name="T34">CertifiedPublicKey</text:span><text:span text:style-name="T95"> </text:span><text:span text:style-name="T41">ID</text:span><text:span text:style-name="T95">="Key.1" </text:span><text:span text:style-name="T41">MAC</text:span><text:span text:style-name="T95">="ngSgm4cYeJnFRuPgznqE ... H2BEElFWrM421w9SYAbY="&gt;<text:line-break/>  <text:s/>   <text:s text:c="2"/>&lt;</text:span><text:span text:style-name="T102">ds</text:span><text:span text:style-name="T95">:</text:span><text:span text:style-name="T34">X509Data</text:span><text:span text:style-name="T95">&gt;<text:line-break/>    <text:s text:c="2"/>    <text:s text:c="2"/>&lt;</text:span><text:span text:style-name="T102">ds</text:span><text:span text:style-name="T95">:</text:span><text:span text:style-name="T34">X509Certificate</text:span><text:span text:style-name="T95">&gt;MIIC2TCCAcGgAwIBAgS … NRT+VokJJsBecyALgeT0Dw==&lt;/</text:span><text:span text:style-name="T102">ds</text:span><text:span text:style-name="T95">:</text:span><text:span text:style-name="T34">X509Certificate</text:span><text:span text:style-name="T95">&gt;<text:line-break/>    <text:s text:c="4"/>&lt;</text:span><text:span text:style-name="T107">/</text:span><text:span text:style-name="T102">ds</text:span><text:span text:style-name="T95">:</text:span><text:span text:style-name="T34">X509Data</text:span><text:span text:style-name="T95">&gt;<text:line-break/> <text:s text:c="2"/> &lt;/</text:span><text:span text:style-name="T34">CertifiedPublicKey</text:span><text:span text:style-name="T95">&gt;<text:line-break/> </text:span></text:p>
            <text:p text:style-name="P70"><text:span text:style-name="T95">&lt;/</text:span><text:span text:style-name="T34">CredentialDeploymentRequest</text:span><text:span text:style-name="T95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<text:span text:style-name="T20">CertifiedPublicKey/X509Data/</text:span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60">The owning </text:span><text:span text:style-name="T74">ProvisioningHandle</text:span> and local <text:span text:style-name="T74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enumerateKeys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05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26.C2" office:value-type="string">
            <text:p text:style-name="P2">“Piggybacked” symmetric key encrypted as described in<text:span text:style-name="T68"> </text:span><text:span text:style-name="CrossRef"><text:span text:style-name="T66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4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26.C2" office:value-type="string">
            <text:p text:style-name="P67"><text:span text:style-name="T70">Endorsed symmetric key algorithm URI </text:span><text:span text:style-name="T2">repeated</text:span><text:span text:style-name="T70"> as defined by </text:span><text:span text:style-name="T74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2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4">setSymmetricKey</text:span><text:span text:style-name="T70"> imports and associates a symmetric key with an already created key-pair and certificate.</text:span></text:p>
      <text:p text:style-name="Text_20_body"><text:span text:style-name="T93">The </text:span><text:span text:style-name="T77">MAC</text:span><text:span text:style-name="T49"> uses the method described in </text:span><text:span text:style-name="CrossRef"><text:span text:style-name="T66"><text:reference-ref text:reference-format="text" text:ref-name="MACOperations">MAC Operations</text:reference-ref></text:span></text:span><text:span text:style-name="T49"> where </text:span><text:span text:style-name="T48">Data</text:span><text:span text:style-name="T49"> is arranged as follows:</text:span></text:p>
      <text:p text:style-name="Text_20_body"><text:span text:style-name="T48"><text:tab/>Data </text:span><text:span text:style-name="T93">=</text:span><text:span text:style-name="T49"> </text:span><text:span text:style-name="CrossRef"><text:span text:style-name="T66"><text:reference-ref text:reference-format="text" text:ref-name="eecert">End-Entity Certificate</text:reference-ref></text:span></text:span><text:span text:style-name="T49"> || </text:span><text:span text:style-name="T77">SymmetricKey</text:span><text:span text:style-name="T49"> ||</text:span><text:span text:style-name="T48"> EndorsedAlgorithms</text:span></text:p>
      <text:p text:style-name="P33"><text:span text:style-name="T48">EndorsedAlgorithms</text:span><text:span text:style-name="T51"> denotes a string consisting of the </text:span><text:span text:style-name="T48">concatenated</text:span><text:span text:style-name="T51"> </text:span><text:span text:style-name="T78">EndorsedAlgorithm</text:span><text:span text:style-name="T51"> URIs.</text:span></text:p>
      <text:p text:style-name="P33"><text:span text:style-name="T51">Note that </text:span><text:span text:style-name="T78">SymmetricKey</text:span><text:span text:style-name="T51"> is MACed “as is” and </text:span><text:span text:style-name="T48">then</text:span><text:span text:style-name="T51"> decrypted by the SKS before storing.</text:span></text:p>
      <text:p text:style-name="P33"><text:span text:style-name="T78">EndorsedAlgorithm</text:span><text:span text:style-name="T51"> URIs MUST be </text:span><text:span text:style-name="T48">sorted in ascending alphabetical order</text:span><text:span text:style-name="T51"> before calling </text:span><text:span text:style-name="T78">setSymmetricKey</text:span><text:span text:style-name="T51">.</text:span></text:p>
      <text:p text:style-name="P33"><text:span text:style-name="T78">EndorsedAlgorithm</text:span><text:span text:style-name="T51"> URIs MUST be compatible with </text:span><text:span text:style-name="CrossRef"><text:reference-ref text:reference-format="text" text:ref-name="algo.support">Algorithm Support</text:reference-ref></text:span><text:span text:style-name="T51">.</text:span></text:p>
      <text:p text:style-name="P33"><text:span text:style-name="T51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1">.</text:span></text:p>
      <text:p text:style-name="P71"/>
      <text:p text:style-name="Standard"><text:span text:style-name="T51">The following </text:span><text:span text:style-name="CrossRef"><text:reference-ref text:reference-format="text" text:ref-name="keygen2">KeyGen2</text:reference-ref></text:span><text:span text:style-name="T51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7">&lt;<text:span text:style-name="T29">CredentialDeploymentRequest </text:span><text:span text:style-name="T36">ClientSessionID</text:span><text:span text:style-name="T7">="_126992b6 … a8a6b484db8f"<text:line-break/> <text:s text:c="50"/></text:span><text:span text:style-name="T29"><text:s/></text:span><text:span text:style-name="T36">ID</text:span><text:span text:style-name="T8">="_0fa47ab3c00c … a67992b6ac61c"</text:span></text:p>
            <text:p text:style-name="P66"><text:span text:style-name="T29"><text:s text:c="52"/></text:span><text:span text:style-name="T36">IssuerURI</text:span><text:span text:style-name="T7">="https://ca.example.com/enroll" </text:span><text:span text:style-name="T4"> </text:span><text:span text:style-name="T42">…</text:span> <text:s/>&gt;</text:p>
            <text:p text:style-name="Standard"><text:span text:style-name="T96"><text:line-break/>    &lt;</text:span><text:span text:style-name="T30">CertifiedPublicKey</text:span><text:span text:style-name="T96"> </text:span><text:span text:style-name="T37">ID</text:span><text:span text:style-name="T96">="Key.1" </text:span><text:span text:style-name="T37">MAC</text:span><text:span text:style-name="T96">="ngSgm4cYeJnFRuPgznqE ... H2BEElFWrM421w9SYAbY="&gt;<text:line-break/>  <text:s/>   <text:s text:c="2"/>&lt;</text:span><text:span text:style-name="T103">ds</text:span><text:span text:style-name="T96">:</text:span><text:span text:style-name="T30">X509Data</text:span><text:span text:style-name="T96">&gt;<text:line-break/>    <text:s text:c="2"/>    <text:s text:c="2"/>&lt;</text:span><text:span text:style-name="T103">ds</text:span><text:span text:style-name="T96">:</text:span><text:span text:style-name="T30">X509Certificate</text:span><text:span text:style-name="T96">&gt;MIIC2TCCAcGgAwIBAgS … NRT+VokJJsBecyALgeT0Dw==&lt;/</text:span><text:span text:style-name="T103">ds</text:span><text:span text:style-name="T96">:</text:span><text:span text:style-name="T30">X509Certificate</text:span><text:span text:style-name="T96">&gt;<text:line-break/>    <text:s text:c="4"/>&lt;</text:span><text:span text:style-name="T46">/</text:span><text:span text:style-name="T103">ds</text:span><text:span text:style-name="T96">:</text:span><text:span text:style-name="T30">X509Data</text:span><text:span text:style-name="T96">&gt;<text:line-break/> <text:s text:c="7"/>&lt;</text:span><text:span text:style-name="T30">SymmetricKey</text:span><text:span text:style-name="T96"> </text:span><text:span text:style-name="T37">EndorsedAlgorithms</text:span><text:span text:style-name="T96">=</text:span>"http://www.w3.org/2000/09/xmldsig#hmac-sha1"</text:p>
            <text:p text:style-name="Standard"><text:span text:style-name="T96"><text:s text:c="34"/></text:span><text:span text:style-name="T37">MAC</text:span><text:span text:style-name="T96">="je7KiznTlQXFdUMRl … vInumZCjxSl1CrcqcGkI="&gt;vInt09Esmg94v ...<text:line-break/> <text:s text:c="125"/>YU3tgIdhcNNby&lt;/</text:span><text:span text:style-name="T30">SymmetricKey</text:span><text:span text:style-name="T96">&gt;<text:line-break/> <text:s text:c="2"/> &lt;/</text:span><text:span text:style-name="T30">CertifiedPublicKey</text:span><text:span text:style-name="T96">&gt;<text:line-break/> </text:span></text:p>
            <text:p text:style-name="P70"><text:span text:style-name="T95">&lt;/</text:span><text:span text:style-name="T34">CredentialDeploymentRequest</text:span><text:span text:style-name="T95">&gt;</text:span></text:p>
          </table:table-cell>
        </table:table-row>
      </table:table>
      <text:p text:style-name="Text_20_body"/>
      <text:p text:style-name="P33"><text:span text:style-name="T51">For details on how to map keys and sessions, see </text:span><text:span text:style-name="CrossRef"><text:reference-ref text:reference-format="text" text:ref-name="setCertificatePath">setCertificatePath</text:reference-ref></text:span><text:span text:style-name="T51">.</text:span></text:p>
      <text:p text:style-name="Standard"><text:span text:style-name="T49">Note that the </text:span><text:span text:style-name="CrossRef"><text:span text:style-name="T66"><text:reference-ref text:reference-format="text" text:ref-name="X.509">X.509</text:reference-ref></text:span></text:span><text:span text:style-name="T49"> certificate serves as the key ID</text:span>. <text:s/>That is, <text:span text:style-name="T1">SKS treats asymmetric and symmetric keys close to identically</text:span>.</text:p>
      <text:h text:style-name="P105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70"> </text:span><text:span text:style-name="T78">Type</text:span><text:span text:style-name="T70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70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2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4">addExtensionData</text:span><text:span text:style-name="T70"> adds attribute (extension) data to an already created key-pair and certificate.</text:span></text:p>
      <text:p text:style-name="Text_20_body"><text:span text:style-name="T93">The </text:span><text:span text:style-name="T77">MAC</text:span><text:span text:style-name="T49"> uses the method described in </text:span><text:span text:style-name="CrossRef"><text:span text:style-name="T66"><text:reference-ref text:reference-format="text" text:ref-name="MACOperations">MAC Operations</text:reference-ref></text:span></text:span><text:span text:style-name="T49"> where </text:span><text:span text:style-name="T48">Data</text:span><text:span text:style-name="T49"> is arranged as follows:</text:span></text:p>
      <text:p text:style-name="Text_20_body"><text:span text:style-name="T48"><text:tab/>Data </text:span><text:span text:style-name="T93">=</text:span><text:span text:style-name="T49"> </text:span><text:span text:style-name="CrossRef"><text:span text:style-name="T66"><text:reference-ref text:reference-format="text" text:ref-name="eecert">End-Entity Certificate</text:reference-ref></text:span></text:span><text:span text:style-name="T49"> || </text:span><text:span text:style-name="T77">BaseType</text:span> || <text:span text:style-name="T78">Qualifier</text:span> || <text:span text:style-name="T78">ExtensionType</text:span> || <text:span text:style-name="T78">ExtensionData</text:span></text:p>
      <text:p text:style-name="Standard"><text:span text:style-name="T78"><text:line-break/></text:span><text:span text:style-name="T51">The following table shows </text:span><text:span text:style-name="T78">BaseType</text:span><text:span text:style-name="T51">, </text:span><text:span text:style-name="T78">Qualifier</text:span><text:span text:style-name="T51"> and </text:span><text:span text:style-name="T78">ExtensionData</text:span><text:span text:style-name="T51"> mapping using </text:span><text:span text:style-name="CrossRef"><text:reference-ref text:reference-format="text" text:ref-name="keygen2">KeyGen2</text:reference-ref></text:span>:<text:span text:style-name="T48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8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8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8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8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8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e handling of the <text:span text:style-name="T76">EncryptedExtension</text:span>: <text:span text:style-name="T78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66">decrypted</text:span> by the SKS before storing.</text:p>
      <text:p text:style-name="Text_20_body">All <text:span text:style-name="T78">ExtensionType</text:span> attributes associated with a given key MUST be unique.</text:p>
      <text:p text:style-name="Standard"><text:span text:style-name="T70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70"> code. <text:s/>In that case the associated </text:span><text:span text:style-name="T78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5">Continued on the next page...</text:p>
      <text:p text:style-name="P85"><text:span text:style-name="T51">The XML schema extract below describes the </text:span><text:span text:style-name="CrossRef"><text:reference-ref text:reference-format="text" text:ref-name="keygen2">KeyGen2</text:reference-ref></text:span><text:span text:style-name="T51"> representation of </text:span><text:reference-mark-start text:name="propertybag"/><text:span text:style-name="T78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Schema</text:p>
          </table:table-cell>
        </table:table-row>
        <table:table-row table:style-name="Table78.2">
          <table:table-cell table:style-name="Table78.A2" office:value-type="string">
            <text:p text:style-name="P97"><text:span text:style-name="T51"><text:s text:c="3"/>&lt;</text:span><text:span text:style-name="T104">xs</text:span><text:span text:style-name="T51">:</text:span><text:span text:style-name="T32">element </text:span><text:span text:style-name="T39">name</text:span><text:span text:style-name="T51">="PropertyBag"&gt; </text:span></text:p>
            <text:p text:style-name="P95"><text:span text:style-name="T51"><text:s text:c="6"/>&lt;</text:span><text:span text:style-name="T104">xs</text:span><text:span text:style-name="T51">:</text:span><text:span text:style-name="T32">complexType</text:span><text:span text:style-name="T51">&gt; </text:span></text:p>
            <text:p text:style-name="P95"><text:span text:style-name="T51"><text:s text:c="9"/>&lt;</text:span><text:span text:style-name="T104">xs</text:span><text:span text:style-name="T51">:</text:span><text:span text:style-name="T32">sequence</text:span><text:span text:style-name="T51">&gt; </text:span></text:p>
            <text:p text:style-name="P95"><text:span text:style-name="T51"><text:s text:c="12"/>&lt;</text:span><text:span text:style-name="T104">xs</text:span><text:span text:style-name="T51">:</text:span><text:span text:style-name="T32">element</text:span><text:span text:style-name="T51"> </text:span><text:span text:style-name="T39">name</text:span><text:span text:style-name="T51">="Property" </text:span><text:span text:style-name="T39">maxOccurs</text:span><text:span text:style-name="T51">="unbounded"&gt; </text:span></text:p>
            <text:p text:style-name="P95"><text:span text:style-name="T51"><text:s text:c="15"/>&lt;</text:span><text:span text:style-name="T104">xs</text:span><text:span text:style-name="T51">:</text:span><text:span text:style-name="T32">complexType</text:span><text:span text:style-name="T51">&gt; </text:span></text:p>
            <text:p text:style-name="P98"/>
            <text:p text:style-name="P95"><text:span text:style-name="T51"><text:s text:c="18"/></text:span><text:span text:style-name="T114">&lt;!-- The name of the property --&gt;</text:span><text:span text:style-name="T51"> </text:span></text:p>
            <text:p text:style-name="P95"><text:span text:style-name="T51"><text:s text:c="18"/>&lt;</text:span><text:span text:style-name="T104">xs</text:span><text:span text:style-name="T51">:</text:span><text:span text:style-name="T32">attribute</text:span><text:span text:style-name="T51"> </text:span><text:span text:style-name="T39">name</text:span><text:span text:style-name="T51">="Name" </text:span><text:span text:style-name="T39">type</text:span><text:span text:style-name="T51">="</text:span><text:span text:style-name="T104">xs</text:span><text:span text:style-name="T51">:string" </text:span><text:span text:style-name="T39">use</text:span><text:span text:style-name="T51">="required"/&gt; </text:span></text:p>
            <text:p text:style-name="P98"/>
            <text:p text:style-name="P95"><text:span text:style-name="T51"><text:s text:c="18"/></text:span><text:span text:style-name="T114">&lt;!-- The value of the property --&gt;</text:span><text:span text:style-name="T51"> </text:span></text:p>
            <text:p text:style-name="P95"><text:span text:style-name="T51"><text:s text:c="18"/>&lt;</text:span><text:span text:style-name="T104">xs</text:span><text:span text:style-name="T51">:</text:span><text:span text:style-name="T32">attribute</text:span><text:span text:style-name="T51"> name="Value" </text:span><text:span text:style-name="T39">type</text:span><text:span text:style-name="T51">="</text:span><text:span text:style-name="T104">xs</text:span><text:span text:style-name="T51">:string" </text:span><text:span text:style-name="T39">use</text:span><text:span text:style-name="T51">="required"/&gt; </text:span></text:p>
            <text:p text:style-name="P98"/>
            <text:p text:style-name="P95"><text:span text:style-name="T51"><text:s text:c="18"/></text:span><text:span text:style-name="T114">&lt;!-- By default values are read-only but they may be <text:s/>declared as read/writable as well --&gt; </text:span></text:p>
            <text:p text:style-name="P95"><text:span text:style-name="T51"><text:s text:c="18"/>&lt;</text:span><text:span text:style-name="T104">xs</text:span><text:span text:style-name="T51">:</text:span><text:span text:style-name="T32">attribute</text:span><text:span text:style-name="T51"> </text:span><text:span text:style-name="T39">name</text:span><text:span text:style-name="T51">="Writable" </text:span><text:span text:style-name="T39">type</text:span><text:span text:style-name="T51">="</text:span><text:span text:style-name="T104">xs</text:span><text:span text:style-name="T51">:boolean" </text:span><text:span text:style-name="T39">use</text:span><text:span text:style-name="T51">="optional"/&gt; </text:span></text:p>
            <text:p text:style-name="P98"/>
            <text:p text:style-name="P95"><text:span text:style-name="T51"><text:s text:c="15"/>&lt;/</text:span><text:span text:style-name="T104">xs</text:span><text:span text:style-name="T51">:</text:span><text:span text:style-name="T32">complexType</text:span><text:span text:style-name="T51">&gt; </text:span></text:p>
            <text:p text:style-name="P95"><text:span text:style-name="T51"><text:s text:c="12"/>&lt;/</text:span><text:span text:style-name="T104">xs</text:span><text:span text:style-name="T51">:</text:span><text:span text:style-name="T32">element</text:span><text:span text:style-name="T51">&gt; </text:span></text:p>
            <text:p text:style-name="P95"><text:span text:style-name="T51"><text:s text:c="9"/>&lt;/</text:span><text:span text:style-name="T104">xs</text:span><text:span text:style-name="T51">:</text:span><text:span text:style-name="T32">sequence</text:span><text:span text:style-name="T51">&gt; </text:span></text:p>
            <text:p text:style-name="P98"/>
            <text:p text:style-name="P95"><text:span text:style-name="T51"><text:s text:c="5"/></text:span><text:span text:style-name="T114"><text:s text:c="4"/>&lt;!-- ExtensionType in SKS terms --&gt; </text:span></text:p>
            <text:p text:style-name="P95"><text:span text:style-name="T51"><text:s text:c="9"/>&lt;</text:span><text:span text:style-name="T104">xs</text:span><text:span text:style-name="T51">:</text:span><text:span text:style-name="T32">attribute</text:span><text:span text:style-name="T51"> </text:span><text:span text:style-name="T39">name</text:span><text:span text:style-name="T51">="Type" </text:span><text:span text:style-name="T39">type</text:span><text:span text:style-name="T51">="</text:span><text:span text:style-name="T104">xs</text:span><text:span text:style-name="T51">:anyURI" </text:span><text:span text:style-name="T39">use</text:span><text:span text:style-name="T51">="required"/&gt; </text:span></text:p>
            <text:p text:style-name="P98"/>
            <text:p text:style-name="P95"><text:span text:style-name="T51"><text:s text:c="9"/></text:span><text:span text:style-name="T114">&lt;!-- MAC (Message Authentication Code) --&gt; </text:span></text:p>
            <text:p text:style-name="P95"><text:span text:style-name="T51"><text:s text:c="9"/>&lt;</text:span><text:span text:style-name="T104">xs</text:span><text:span text:style-name="T51">:</text:span><text:span text:style-name="T32">attribute</text:span><text:span text:style-name="T51"> </text:span><text:span text:style-name="T39">name</text:span><text:span text:style-name="T51">="MAC" </text:span><text:span text:style-name="T39">type</text:span><text:span text:style-name="T51">="</text:span><text:span text:style-name="T104">xs</text:span><text:span text:style-name="T51">:base64Binary" </text:span><text:span text:style-name="T39">use</text:span><text:span text:style-name="T51">="required"/&gt; </text:span></text:p>
            <text:p text:style-name="P98"/>
            <text:p text:style-name="P95"><text:span text:style-name="T51"><text:s text:c="6"/>&lt;/</text:span><text:span text:style-name="T104">xs</text:span><text:span text:style-name="T51">:</text:span><text:span text:style-name="T32">complexType</text:span><text:span text:style-name="T51">&gt; </text:span></text:p>
            <text:p text:style-name="P96"><text:span text:style-name="CrossRef"><text:span text:style-name="T89"><text:s text:c="3"/>&lt;/</text:span></text:span><text:span text:style-name="CrossRef"><text:span text:style-name="T105">xs</text:span></text:span><text:span text:style-name="CrossRef"><text:span text:style-name="T89">:</text:span></text:span><text:span text:style-name="CrossRef"><text:span text:style-name="T33">element</text:span></text:span><text:span text:style-name="CrossRef"><text:span text:style-name="T89">&gt;</text:span></text:span></text:p>
          </table:table-cell>
        </table:table-row>
      </table:table>
      <text:p text:style-name="P93"/>
      <text:p text:style-name="P92"><text:span text:style-name="T51">A </text:span><text:span text:style-name="T78">PropertyBag</text:span><text:span text:style-name="T51"> object MUST be converted to a </text:span><text:span text:style-name="T48">binary blob</text:span><text:span text:style-name="T51"> before storage in SKS and MACing according to the following:<text:line-break/></text:span></text:p>
      <text:list xml:id="list1781821417" text:style-name="L2">
        <text:list-item>
          <text:p text:style-name="P121"><text:span text:style-name="T51">Each </text:span><text:span text:style-name="T78">Property</text:span><text:span text:style-name="T51"> line is translated into a composite object consisting of the following attributes and their transformed representation:</text:span></text:p>
        </text:list-item>
      </text:list>
      <text:p text:style-name="P57"/>
      <table:table table:name="Table79" table:style-name="Table79">
        <table:table-column table:style-name="Table79.A"/>
        <table:table-column table:style-name="Table79.B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2">byte⁮[</text:span><text:span text:style-name="T65"> </text:span><text:span text:style-name="T72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2">byte⁮[</text:span><text:span text:style-name="T65"> </text:span><text:span text:style-name="T72">] </text:span></text:p>
          </table:table-cell>
        </table:table-row>
      </table:table>
      <text:list xml:id="list372716923" text:continue-numbering="true" text:style-name="L2">
        <text:list-header>
          <text:p text:style-name="P122"><text:span text:style-name="T51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23">The resulting <text:span text:style-name="T78">Property</text:span><text:span text:style-name="T51"> line </text:span>objects are <text:span text:style-name="T1">concatenated</text:span> in the order they occur in the <text:span text:style-name="T78">PropertyBag</text:span> object</text:p>
        </text:list-item>
      </text:list>
      <text:p text:style-name="P94">Note that there are no delimiters added between attributes or lines. <text:s/>The assembled blob holds the actual <text:span text:style-name="CrossRef"><text:reference-ref text:reference-format="text" text:ref-name="extensiondata">ExtensionData</text:reference-ref></text:span>.</text:p>
      <text:p text:style-name="P64"/>
      <text:p text:style-name="P31"/>
      <text:p text:style-name="P31"/>
      <text:p text:style-name="P63"/>
      <text:p text:style-name="P63">Continued on the next page...</text:p>
      <text:p text:style-name="P85"><text:span text:style-name="T51">Below is a </text:span><text:span text:style-name="CrossRef"><text:reference-ref text:reference-format="text" text:ref-name="keygen2">KeyGen2</text:reference-ref></text:span><text:span text:style-name="T51"> fragment showing an </text:span><text:span text:style-name="T78">Extension</text:span><text:span text:style-name="T51"> object holding a </text:span><text:span text:style-name="CrossRef"><text:reference-ref text:reference-format="text" text:ref-name="base64">Base64</text:reference-ref></text:span><text:span text:style-name="T51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7">&lt;<text:span text:style-name="T29">CredentialDeploymentRequest </text:span><text:span text:style-name="T36">ClientSessionID</text:span><text:span text:style-name="T7">="_126992b6 … a8a6b484db8f"<text:line-break/> <text:s text:c="50"/></text:span><text:span text:style-name="T29"><text:s/></text:span><text:span text:style-name="T36">ID</text:span><text:span text:style-name="T8">="_0fa47ab3c00c … a67992b6ac61c"</text:span></text:p>
            <text:p text:style-name="P66"><text:span text:style-name="T29"><text:s text:c="52"/></text:span><text:span text:style-name="T36">IssuerURI</text:span><text:span text:style-name="T7">="https://ca.example.com/enroll" </text:span><text:span text:style-name="T4"> </text:span><text:span text:style-name="T42">…</text:span> <text:s/>&gt;</text:p>
            <text:p text:style-name="P66"><text:span text:style-name="T96"><text:line-break/>    &lt;</text:span><text:span text:style-name="T30">CertifiedPublicKey</text:span><text:span text:style-name="T96"> </text:span><text:span text:style-name="T37">ID</text:span><text:span text:style-name="T96">="Key.1" </text:span><text:span text:style-name="T37">MAC</text:span><text:span text:style-name="T96">="ngSgm4cYeJnFRuPgznqE ... H2BEElFWrM421w9SYAbY="&gt;<text:line-break/>  <text:s/>   <text:s text:c="2"/>&lt;</text:span><text:span text:style-name="T103">ds</text:span><text:span text:style-name="T96">:</text:span><text:span text:style-name="T30">X509Data</text:span><text:span text:style-name="T96">&gt;<text:line-break/>    <text:s text:c="2"/>    <text:s text:c="2"/>&lt;</text:span><text:span text:style-name="T103">ds</text:span><text:span text:style-name="T96">:</text:span><text:span text:style-name="T30">X509Certificate</text:span><text:span text:style-name="T96">&gt;MIIC2TCCAcGgAwIBAgS … NRT+VokJJsBecyALgeT0Dw==&lt;/</text:span><text:span text:style-name="T103">ds</text:span><text:span text:style-name="T96">:</text:span><text:span text:style-name="T30">X509Certificate</text:span><text:span text:style-name="T96">&gt;<text:line-break/>    <text:s text:c="4"/>&lt;</text:span><text:span text:style-name="T46">/</text:span><text:span text:style-name="T103">ds</text:span><text:span text:style-name="T96">:</text:span><text:span text:style-name="T30">X509Data</text:span><text:span text:style-name="T96">&gt;<text:line-break/> <text:s text:c="7"/>&lt;</text:span><text:span text:style-name="T30">Extension</text:span><text:span text:style-name="T96"> </text:span><text:span text:style-name="T37">Type</text:span><text:span text:style-name="T96">=</text:span>"http://schemas.xmlsoap.org/ws/2005/05/identity"</text:p>
            <text:p text:style-name="Standard"><text:span text:style-name="T37"><text:s text:c="27"/>MAC</text:span><text:span text:style-name="T96">="UMRlje7KiznTlQXFd … CrcqcGkIvInumZCjxSl1="&gt;PD94bWwgdmVyc2lvbj0iMS4w</text:span></text:p>
            <text:p text:style-name="Standard"><text:span text:style-name="T96"><text:s text:c="120"/>IiBlbmHVyZS ... <text:s/>B4bWxuczpkc <text:s text:c="3"/><text:line-break/> <text:s text:c="119"/>d3dy53My5vc&lt;/</text:span><text:span text:style-name="T30">Extension</text:span><text:span text:style-name="T96">&gt;</text:span></text:p>
            <text:p text:style-name="Standard"><text:span text:style-name="T96"><text:s text:c="3"/> &lt;/</text:span><text:span text:style-name="T30">CertifiedPublicKey</text:span><text:span text:style-name="T96">&gt;<text:line-break/> </text:span></text:p>
            <text:p text:style-name="P70"><text:span text:style-name="T95">&lt;/</text:span><text:span text:style-name="T34">CredentialDeploymentRequest</text:span><text:span text:style-name="T95">&gt;</text:span></text:p>
          </table:table-cell>
        </table:table-row>
      </table:table>
      <text:p text:style-name="Text_20_body"/>
      <text:p text:style-name="Text_20_body"><text:span text:style-name="T49">For details on how to map keys and sessions, see </text:span><text:span text:style-name="CrossRef"><text:span text:style-name="T66"><text:reference-ref text:reference-format="text" text:ref-name="setCertificatePath">setCertificatePath</text:reference-ref></text:span></text:span><text:span text:style-name="T49">.</text:span></text:p>
      <text:p text:style-name="P40"/>
      <text:p text:style-name="Standard">The following is a <text:span text:style-name="CrossRef"><text:span text:style-name="T66"><text:reference-ref text:reference-format="text" text:ref-name="keygen2">KeyGen2</text:reference-ref></text:span></text:span><text:span text:style-name="T49"> sample showing the </text:span><text:span text:style-name="T77">PropertyBag</text:span><text:span text:style-name="T49"> and </text:span><text:span text:style-name="T77">Logotype</text:span><text:span text:style-name="T49"> objects added to a symmetric key for usage by an </text:span><text:span text:style-name="CrossRef"><text:span text:style-name="T66"><text:reference-ref text:reference-format="text" text:ref-name="hotp">HOTP</text:reference-ref></text:span></text:span><text:span text:style-name="T49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7">&lt;<text:span text:style-name="T29">CredentialDeploymentRequest </text:span><text:span text:style-name="T36">ClientSessionID</text:span><text:span text:style-name="T7">="_126992b6 … a8a6b484db8f"<text:line-break/> <text:s text:c="50"/></text:span><text:span text:style-name="T29"><text:s/></text:span><text:span text:style-name="T36">ID</text:span><text:span text:style-name="T8">="_0fa47ab3c00c … a67992b6ac61c"</text:span></text:p>
            <text:p text:style-name="P66"><text:span text:style-name="T29"><text:s text:c="52"/></text:span><text:span text:style-name="T36">IssuerURI</text:span><text:span text:style-name="T7">="https://ca.example.com/enroll" </text:span><text:span text:style-name="T4"> </text:span><text:span text:style-name="T42">…</text:span> <text:s/>&gt;</text:p>
            <text:p text:style-name="Standard"><text:span text:style-name="T96"><text:line-break/>    &lt;</text:span><text:span text:style-name="T30">CertifiedPublicKey</text:span><text:span text:style-name="T96"> </text:span><text:span text:style-name="T37">ID</text:span><text:span text:style-name="T96">="Key.1" </text:span><text:span text:style-name="T37">MAC</text:span><text:span text:style-name="T96">="ngSgm4cYeJnFRuPgznqE ... H2BEElFWrM421w9SYAbY="&gt;<text:line-break/>  <text:s/>   <text:s text:c="2"/>&lt;</text:span><text:span text:style-name="T103">ds</text:span><text:span text:style-name="T96">:</text:span><text:span text:style-name="T30">X509Data</text:span><text:span text:style-name="T96">&gt;<text:line-break/>    <text:s text:c="2"/>    <text:s text:c="2"/>&lt;</text:span><text:span text:style-name="T103">ds</text:span><text:span text:style-name="T96">:</text:span><text:span text:style-name="T30">X509Certificate</text:span><text:span text:style-name="T96">&gt;MIIC2TCCAcGgAwIBAgS … NRT+VokJJsBecyALgeT0Dw==&lt;/</text:span><text:span text:style-name="T103">ds</text:span><text:span text:style-name="T96">:</text:span><text:span text:style-name="T30">X509Certificate</text:span><text:span text:style-name="T96">&gt;<text:line-break/>    <text:s text:c="4"/>&lt;</text:span><text:span text:style-name="T46">/</text:span><text:span text:style-name="T103">ds</text:span><text:span text:style-name="T96">:</text:span><text:span text:style-name="T30">X509Data</text:span><text:span text:style-name="T96">&gt;<text:line-break/> <text:s text:c="7"/>&lt;</text:span><text:span text:style-name="T30">SymmetricKey</text:span><text:span text:style-name="T96"> </text:span><text:span text:style-name="T37">EndorsedAlgorithms</text:span><text:span text:style-name="T96">="http://www.w3.org/2000/09/xmldsig#hmac-sha1"</text:span></text:p>
            <text:p text:style-name="Standard"><text:span text:style-name="T96"><text:s text:c="34"/></text:span><text:span text:style-name="T37">MAC</text:span><text:span text:style-name="T96">="je7KiznTlQXFdUMRl … vInumZCjxSl1CrcqcGkI="&gt;vInt09Esmg94v ...<text:line-break/> <text:s text:c="125"/>YU3tgIdhcNNby&lt;/</text:span><text:span text:style-name="T30">SymmetricKey</text:span><text:span text:style-name="T96">&gt;<text:line-break/> <text:s text:c="7"/>&lt;</text:span><text:span text:style-name="T30">PropertyBag</text:span><text:span text:style-name="T96"> </text:span><text:span text:style-name="T37">Type</text:span><text:span text:style-name="T96">=</text:span>"http://xmlns.webpki.org/keygen2/1.0#provider.ietf-hotp"</text:p>
            <text:p text:style-name="Standard"><text:span text:style-name="T96"><text:s text:c="31"/></text:span><text:span text:style-name="T37">MAC</text:span><text:span text:style-name="T96">="jIOHDgwI4dO7Kzs … uEH8MtykIS46JfiJ3N="&gt;</text:span></text:p>
            <text:p text:style-name="Standard"><text:span text:style-name="T96"><text:s text:c="12"/>&lt;</text:span><text:span text:style-name="T30">Property</text:span><text:span text:style-name="T96"> </text:span><text:span text:style-name="T37">Name</text:span><text:span text:style-name="T96">="Counter" </text:span><text:span text:style-name="T37">Value</text:span><text:span text:style-name="T96">="0" </text:span><text:span text:style-name="T37">Writable</text:span><text:span text:style-name="T96">="true"/&gt;</text:span></text:p>
            <text:p text:style-name="Standard"><text:span text:style-name="T96"><text:s text:c="12"/>&lt;</text:span><text:span text:style-name="T30">Property</text:span><text:span text:style-name="T96"> </text:span><text:span text:style-name="T37">Name</text:span><text:span text:style-name="T96">="Digits" </text:span><text:span text:style-name="T37">Value</text:span><text:span text:style-name="T96">="8"/&gt;</text:span></text:p>
            <text:p text:style-name="Standard"><text:span text:style-name="T96"><text:s text:c="8"/>&lt;/</text:span><text:span text:style-name="T30">PropertyBag</text:span><text:span text:style-name="T96">&gt;</text:span></text:p>
            <text:p text:style-name="Standard"><text:span text:style-name="T96"><text:s text:c="8"/>&lt;</text:span><text:span text:style-name="T30">Logotype</text:span><text:span text:style-name="T96"> </text:span><text:span text:style-name="T37">MimeType</text:span><text:span text:style-name="T96">="image/png" </text:span></text:p>
            <text:p text:style-name="Standard"><text:span text:style-name="T96"><text:s text:c="26"/></text:span><text:span text:style-name="T37">Type</text:span><text:span text:style-name="T96">=</text:span>"http://xmlns.webpki.org/keygen2/1.0#logotype.application"</text:p>
            <text:p text:style-name="Standard"><text:span text:style-name="T96"><text:s text:c="26"/></text:span><text:span text:style-name="T37">MAC</text:span><text:span text:style-name="T96">="+crSq5fv+7z+fx+f … ZmRnhxljO0bh0d="&gt;iVBORw0KGgoAAAANSUhEUgAAALo</text:span></text:p>
            <text:p text:style-name="P74"><text:s text:c="104"/>AAABKCAIAAACD … /tm/AAALjUlEQVR42u</text:p>
            <text:p text:style-name="Standard"><text:span text:style-name="T96"><text:s text:c="104"/>2d6W8UyRXA+=&lt;/</text:span><text:span text:style-name="T30">Logotype</text:span><text:span text:style-name="T96">&gt;<text:line-break/> <text:s text:c="2"/> &lt;/</text:span><text:span text:style-name="T30">CertifiedPublicKey</text:span><text:span text:style-name="T96">&gt;<text:line-break/> </text:span></text:p>
            <text:p text:style-name="P70"><text:span text:style-name="T95">&lt;/</text:span><text:span text:style-name="T34">CredentialDeploymentRequest</text:span><text:span text:style-name="T95">&gt;</text:span></text:p>
          </table:table-cell>
        </table:table-row>
      </table:table>
      <text:p text:style-name="Standard"/>
      <text:p text:style-name="Standard"/>
      <text:h text:style-name="P105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2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4">restorePrivateKey</text:span><text:span text:style-name="T70"> replaces a generated private key with a key supplied by the issuer.</text:span></text:p>
      <text:p text:style-name="Text_20_body"><text:span text:style-name="T93">The </text:span><text:span text:style-name="T77">MAC</text:span><text:span text:style-name="T49"> uses the method described in </text:span><text:span text:style-name="CrossRef"><text:span text:style-name="T66"><text:reference-ref text:reference-format="text" text:ref-name="MACOperations">MAC Operations</text:reference-ref></text:span></text:span><text:span text:style-name="T49"> where </text:span><text:span text:style-name="T48">Data</text:span><text:span text:style-name="T49"> is arranged as follows:</text:span></text:p>
      <text:p text:style-name="Text_20_body"><text:span text:style-name="T48"><text:tab/>Data </text:span><text:span text:style-name="T93">=</text:span><text:span text:style-name="T49"> </text:span><text:span text:style-name="CrossRef"><text:span text:style-name="T66"><text:reference-ref text:reference-format="text" text:ref-name="eecert">End-Entity Certificate</text:reference-ref></text:span></text:span><text:span text:style-name="T49"> || </text:span><text:span text:style-name="T77">PrivateKey</text:span></text:p>
      <text:p text:style-name="P34"><text:span text:style-name="T51">Note that </text:span><text:span text:style-name="T78">PrivateKey</text:span><text:span text:style-name="T51"> is MACed “as is” and </text:span><text:span text:style-name="T48">then</text:span><text:span text:style-name="T51"> decrypted by the SKS before storing.</text:span></text:p>
      <text:p text:style-name="P34"><text:span text:style-name="T51">The purpose of </text:span><text:span text:style-name="T78">restorePrivateKey</text:span><text:span text:style-name="T51"> (preceded by </text:span><text:span text:style-name="CrossRef"><text:reference-ref text:reference-format="text" text:ref-name="setCertificatePath">setCertificatePath</text:reference-ref></text:span><text:span text:style-name="T51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1">Prerequisite: see the </text:span><text:span text:style-name="CrossRef"><text:reference-ref text:reference-format="text" text:ref-name="importprivatekey">ImportPrivateKey</text:reference-ref></text:span><text:span text:style-name="T51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7">&lt;<text:span text:style-name="T29">CredentialDeploymentRequest </text:span><text:span text:style-name="T36">ClientSessionID</text:span><text:span text:style-name="T7">="_126992b6 … a8a6b484db8f"<text:line-break/> <text:s text:c="50"/></text:span><text:span text:style-name="T29"><text:s/></text:span><text:span text:style-name="T36">ID</text:span><text:span text:style-name="T8">="_0fa47ab3c00c … a67992b6ac61c"</text:span></text:p>
            <text:p text:style-name="P66"><text:span text:style-name="T29"><text:s text:c="52"/></text:span><text:span text:style-name="T36">IssuerURI</text:span><text:span text:style-name="T7">="https://ca.example.com/enroll" </text:span><text:span text:style-name="T4"> </text:span><text:span text:style-name="T42">…</text:span> <text:s/>&gt;</text:p>
            <text:p text:style-name="P66"><text:span text:style-name="T96"><text:line-break/>    &lt;</text:span><text:span text:style-name="T30">CertifiedPublicKey</text:span><text:span text:style-name="T96"> </text:span><text:span text:style-name="T37">ID</text:span><text:span text:style-name="T96">="Key.1" </text:span><text:span text:style-name="T37">MAC</text:span><text:span text:style-name="T96">="ngSgm4cYeJnFRuPgznqE ... H2BEElFWrM421w9SYAbY="&gt;<text:line-break/>  <text:s/>   <text:s text:c="2"/>&lt;</text:span><text:span text:style-name="T103">ds</text:span><text:span text:style-name="T96">:</text:span><text:span text:style-name="T30">X509Data</text:span><text:span text:style-name="T96">&gt;<text:line-break/>    <text:s text:c="2"/>    <text:s text:c="2"/>&lt;</text:span><text:span text:style-name="T103">ds</text:span><text:span text:style-name="T96">:</text:span><text:span text:style-name="T30">X509Certificate</text:span><text:span text:style-name="T96">&gt;MIIC2TCCAcGgAwIBAgS … NRT+VokJJsBecyALgeT0Dw==&lt;/</text:span><text:span text:style-name="T103">ds</text:span><text:span text:style-name="T96">:</text:span><text:span text:style-name="T30">X509Certificate</text:span><text:span text:style-name="T96">&gt;<text:line-break/>    <text:s text:c="4"/>&lt;</text:span><text:span text:style-name="T46">/</text:span><text:span text:style-name="T103">ds</text:span><text:span text:style-name="T96">:</text:span><text:span text:style-name="T30">X509Data</text:span><text:span text:style-name="T96">&gt;<text:line-break/> <text:s text:c="7"/>&lt;</text:span><text:span text:style-name="T30">PrivateKey </text:span><text:span text:style-name="T37">MAC</text:span><text:span text:style-name="T96">="umZCjxSl1znTlQX … CrcqcGkIvInFdUMRlje7Ki="&gt;c2lvbj0iMSwgdmVy4wPD94bW</text:span></text:p>
            <text:p text:style-name="Standard"><text:span text:style-name="T96"><text:s text:c="121"/>VyZSIiBlbmH ... <text:s/>uczpkcB4bWx <text:s text:c="3"/><text:line-break/> <text:s text:c="120"/>My5vcd3dy53&lt;/</text:span><text:span text:style-name="T30">PrivateKey</text:span><text:span text:style-name="T96">&gt;</text:span></text:p>
            <text:p text:style-name="Standard"><text:span text:style-name="T96"><text:s text:c="3"/> &lt;/</text:span><text:span text:style-name="T30">CertifiedPublicKey</text:span><text:span text:style-name="T96">&gt;<text:line-break/> </text:span></text:p>
            <text:p text:style-name="P70"><text:span text:style-name="T95">&lt;/</text:span><text:span text:style-name="T34">CredentialDeploymentRequest</text:span><text:span text:style-name="T95">&gt;</text:span></text:p>
          </table:table-cell>
        </table:table-row>
      </table:table>
      <text:p text:style-name="Text_20_body"/>
      <text:p text:style-name="Text_20_body"><text:span text:style-name="T49">For details on how to map keys and sessions, see </text:span><text:span text:style-name="CrossRef"><text:span text:style-name="T66"><text:reference-ref text:reference-format="text" text:ref-name="setCertificatePath">setCertificatePath</text:reference-ref></text:span></text:span><text:span text:style-name="T49">.</text:span></text:p>
      <text:h text:style-name="P105" text:outline-level="2"><text:reference-mark-start text:name="getDeviceData"/>getDeviceInfo<text:reference-mark-end text:name="getDeviceData"/> (3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6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DeviceCert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4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49.C2" office:value-type="string">
            <text:p text:style-name="P67"><text:span text:style-name="T70">DER-encoded </text:span><text:span text:style-name="CrossRef"><text:reference-ref text:reference-format="text" text:ref-name="X.509">X.509</text:reference-ref></text:span><text:span text:style-name="T70"> certificate object</text:span> <text:span text:style-name="T1">repeated</text:span> as defined by</text:p>
            <text:p text:style-name="P87">DeviceCertPathLength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78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49.C2" office:value-type="string">
            <text:p text:style-name="Standard">Algorithm URI<text:span text:style-name="T49"> </text:span><text:span text:style-name="T47">repeated </text:span><text:span text:style-name="T50">as defined by</text:span><text:span text:style-name="T66"> </text:span><text:span text:style-name="T78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4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5">Maximum size of </text:span><text:span text:style-name="CrossRef"><text:span text:style-name="T45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79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1">Note that </text:span><text:span text:style-name="T78">X509Certificate</text:span><text:span text:style-name="T51"> objects MUST form an </text:span><text:span text:style-name="T48">ordered</text:span><text:span text:style-name="T49"> certificate </text:span><text:span text:style-name="T51">path so that the </text:span><text:span text:style-name="T48">first</text:span><text:span text:style-name="T51"> object contains the actual SKS </text:span><text:span text:style-name="CrossRef"><text:reference-ref text:reference-format="text" text:ref-name="devcert">Device Certificate</text:reference-ref></text:span><text:span text:style-name="T51">.</text:span></text:p>
      <text:p text:style-name="Text_20_body">The<text:span text:style-name="T90"> certificate path</text:span> MUST NOT contain any “holes” but does not have to be complete (include all CAs).</text:p>
      <text:p text:style-name="Text_20_body"><text:span text:style-name="T77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5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05" text:outline-level="2"><text:reference-mark-start text:name="enumerate.keys"/>enumerateKeys<text:reference-mark-end text:name="enumerate.keys"/> (32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Key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Input enumeration handle</text:p>
          </table:table-cell>
        </table:table-row>
        <table:table-row table:style-name="Table44.2">
          <table:table-cell table:style-name="Table44.A2" office:value-type="string">
            <text:p text:style-name="P15">ProvisioningState</text:p>
          </table:table-cell>
          <table:table-cell table:style-name="Table44.A2" office:value-type="string">
            <text:p text:style-name="P3">bool</text:p>
          </table:table-cell>
          <table:table-cell table:style-name="Table44.C2" office:value-type="string">
            <text:p text:style-name="P2">If true only emit keys belonging to <text:span text:style-name="T1">open</text:span> provisioning sessions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office:value-type="string">
            <text:p text:style-name="P12">Comment</text:p>
          </table:table-cell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Output enumeration handle</text:p>
          </table:table-cell>
        </table:table-row>
        <table:table-row table:style-name="Table46.2">
          <table:table-cell table:style-name="Table46.C2" table:number-columns-spanned="3" office:value-type="string">
            <text:p text:style-name="P16"><text:span text:style-name="T59">Key attribute data MUST only be emitted if</text:span><text:span text:style-name="T60"> </text:span>KeyHandle<text:span text:style-name="T57"> &lt;&gt; 0xFFFFFFFF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Provisioning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Handle to the associated provisioning session object</text:p>
          </table:table-cell>
        </table:table-row>
        <table:table-row table:style-name="Table46.2">
          <table:table-cell table:style-name="Table46.A2" office:value-type="string">
            <text:p text:style-name="P15">ID</text:p>
          </table:table-cell>
          <table:table-cell table:style-name="Table46.A2" office:value-type="string">
            <text:p text:style-name="P11">id</text:p>
          </table:table-cell>
          <table:table-cell table:style-name="Table46.C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</table:table>
      <text:p text:style-name="P38"/>
      <text:p text:style-name="P38"><text:span text:style-name="T79">enumerateKeys</text:span> enumerate keys for open or closed provisioning sessions. <text:s/>Closed provisioning session means that the key is ready for usage by <text:span text:style-name="T1">applications</text:span>.</text:p>
      <text:p text:style-name="P38"><text:span text:style-name="T51">When </text:span><text:span text:style-name="T77">enumerateKeys</text:span><text:span text:style-name="T49"> returns with a </text:span><text:span text:style-name="T77">KeyHandle</text:span><text:span text:style-name="T49"> = 0xFFFFFFFF there are no more key objects to read.</text:span></text:p>
      <text:h text:style-name="P105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2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4">postProvisioningDeleteKey</text:span><text:span text:style-name="T70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0"> where </text:span><text:span text:style-name="T2">Data</text:span><text:span text:style-name="T70"> is arranged as follows:</text:span></text:p>
      <text:p text:style-name="Text_20_body"><text:span text:style-name="T70"><text:tab/></text:span><text:span text:style-name="T2">Data</text:span><text:span text:style-name="T70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70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70">.</text:span></text:p>
      <text:h text:style-name="P105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belonging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2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4">postProvisioningUpdateKey</text:span><text:span text:style-name="T70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0"> where </text:span><text:span text:style-name="T2">Data</text:span><text:span text:style-name="T70"> is arranged as follows:</text:span></text:p>
      <text:p text:style-name="Text_20_body"><text:span text:style-name="T70"><text:tab/></text:span><text:span text:style-name="T2">Data</text:span><text:span text:style-name="T70"> = </text:span><text:span text:style-name="CrossRef"><text:span text:style-name="T66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66"><text:reference-ref text:reference-format="text" text:ref-name="ppmac">Post Provisioning MAC</text:reference-ref></text:span></text:span></text:p>
      <text:p text:style-name="P30"><text:span text:style-name="T66"><text:line-break/></text:span><text:span text:style-name="T66">The new (update) key MUST have been fitted with a certificate before this method is called. <text:s/>In addition, the new key MUST NOT be PIN‑protected since it supposed to </text:span><text:span text:style-name="T1">inherit</text:span><text:span text:style-name="T66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70">The </text:span><text:span text:style-name="T78">KeyHandle</text:span><text:span text:style-name="T70"> of the updated key MUST after a successful update be set equal to </text:span><text:span text:style-name="T78">KeyHandleOriginal</text:span><text:span text:style-name="T70">.</text:span></text:p>
      <text:p text:style-name="P61"/>
      <text:h text:style-name="P105" text:outline-level="2"><text:reference-mark-start text:name="signdata"/>signHashedData<text:reference-mark-end text:name="signdata"/> (10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29.C2" office:value-type="string">
            <text:p text:style-name="Standard"><text:span text:style-name="T51">Algorithm</text:span><text:span text:style-name="T52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3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4">signHashedData</text:span> performs an asymmetric key signature where the data MUST be hashed <text:span text:style-name="T1">as required by the signature algorithm</text:span>.</text:p>
      <text:p text:style-name="Text_20_body">In addition to possible internal errors that do not have any obvious handling in user programs, invalid authorization data (PIN) to the key MUST return a non-fatal <text:span text:style-name="CrossRef"><text:reference-ref text:reference-format="text" text:ref-name="auth.error">ERROR_AUTHORIZATION</text:reference-ref></text:span> status.</text:p>
      <text:h text:style-name="P105" text:outline-level="2">getKeyAttributes (101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KeyHandle</text:p>
          </table:table-cell>
          <table:table-cell table:style-name="Table36.A2" office:value-type="string">
            <text:p text:style-name="P3">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table:number-columns-spanned="2" office:value-type="string">
            <text:p text:style-name="P12">Comment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Key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FriendlyName</text:p>
          </table:table-cell>
          <table:table-cell table:style-name="Table37.A2" office:value-type="string">
            <text:p text:style-name="P3">byte<text:span text:style-name="T62">⁮[</text:span><text:span text:style-name="T64"> </text:span><text:span text:style-name="T62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PathLength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4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X509Certificate...</text:p>
          </table:table-cell>
          <table:table-cell table:style-name="Table37.A2" office:value-type="string">
            <text:p text:style-name="P3">byte<text:span text:style-name="T62">⁮[</text:span><text:span text:style-name="T64"> </text:span><text:span text:style-name="T62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Algorithm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5">‎</text:span>See 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EndorsedAlgorithm...</text:p>
          </table:table-cell>
          <table:table-cell table:style-name="Table37.A2" office:value-type="string">
            <text:p text:style-name="P3">byte<text:span text:style-name="T62">⁮[</text:span><text:span text:style-name="T64"> </text:span><text:span text:style-name="T62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Extensions</text:p>
          </table:table-cell>
          <table:table-cell table:style-name="Table37.A2" office:value-type="string">
            <text:p text:style-name="P3">short</text:p>
          </table:table-cell>
          <table:table-cell table:style-name="Table37.A2" office:value-type="string">
            <text:p text:style-name="Standard"><text:span text:style-name="T45">Number of</text:span> <text:span text:style-name="T78">ExtensionType</text:span> URIs <text:span text:style-name="T45"><text:s/></text:span></text:p>
          </table:table-cell>
          <table:table-cell table:style-name="Table37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ExtensionType...</text:p>
          </table:table-cell>
          <table:table-cell table:style-name="Table37.A2" office:value-type="string">
            <text:p text:style-name="P3"><text:span text:style-name="T62">byte⁮[</text:span><text:span text:style-name="T64"> </text:span><text:span text:style-name="T62">]</text:span></text:p>
          </table:table-cell>
          <table:table-cell table:style-name="Table37.A2" office:value-type="string">
            <text:p text:style-name="Standard"><text:span text:style-name="CrossRef"><text:reference-ref text:reference-format="text" text:ref-name="keygen2">KeyGen2</text:reference-ref></text:span> <text:span text:style-name="T76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79">getKeyAttributes</text:span> returns key attributes for provisioned keys.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78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h text:style-name="P105" text:outline-level="2"><text:reference-mark-start text:name="getkeyprotectiondata"/>getKeyProtectionInfo<text:reference-mark-end text:name="getkeyprotectiondata"/> (102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5">Copy of </text:span><text:span text:style-name="T78">RetryLimit</text:span> defined by <text:span text:style-name="CrossRef"><text:span text:style-name="T45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5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5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70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79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49">The following table illustrates how the </text:span><text:span text:style-name="T77">ProtectionStatus</text:span><text:span text:style-name="T49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80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80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80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80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80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3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78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70"><text:span text:style-name="T70">Exact copies of the corresponding </text:span><text:span text:style-name="CrossRef"><text:reference-ref text:reference-format="text" text:ref-name="addextensiondata">addExtensionData</text:reference-ref></text:span><text:span text:style-name="T70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2">⁮[</text:span><text:span text:style-name="T64"> </text:span><text:span text:style-name="T62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79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78">ExtensionData</text:span> will be a zero-length array.</text:p>
      <text:h text:style-name="P105" text:outline-level="2"><text:reference-mark-start text:name="deletekey"/>deleteKey<text:reference-mark-end text:name="deletekey"/> (104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79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70">A conforming SKS MAY introduce physical presence methods like GPIO-based buttons, </text:span><text:span text:style-name="T2">circumventing</text:span><text:span text:style-name="T70"> key delete policy settings.</text:span></text:p>
      <text:h text:style-name="P105" text:outline-level="2"><text:reference-mark-start text:name="unlockey"/>unlockKey<text:reference-mark-end text:name="unlockey"/> (105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79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05" text:outline-level="2"><text:reference-mark-start text:name="exportkey"/>exportKey<text:reference-mark-end text:name="exportkey"/> (106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2">⁮[</text:span><text:span text:style-name="T64"> </text:span><text:span text:style-name="T62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enumerateKeys</text:reference-ref></text:span></text:p>
          </table:table-cell>
        </table:table-row>
      </table:table>
      <text:p text:style-name="P38"/>
      <text:p text:style-name="P38"><text:span text:style-name="T79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4">non-exportable</text:span> key is referred to, <text:span text:style-name="T79">exportKey</text:span><text:span text:style-name="T57"> MUST return </text:span><text:span text:style-name="CrossRef"><text:span text:style-name="T66"><text:reference-ref text:reference-format="text" text:ref-name="err.not.allowed">ERROR_NOT_ALLOWED</text:reference-ref></text:span></text:span><text:span text:style-name="T57"> status.</text:span></text:p>
      <text:h text:style-name="P101" text:outline-level="1"><text:reference-mark-start text:name="sess.security.mech"/>Session Security Mechanisms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 <text:s/>Also s<text:span text:style-name="T56">ee </text:span><text:span text:style-name="CrossRef"><text:span text:style-name="T66"><text:reference-ref text:reference-format="text" text:ref-name="sess.key.op">SessionKeyLimit</text:reference-ref></text:span></text:span><text:span text:style-name="T56">.</text:span>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4"><text:tab/>EncryptionKey</text:span> = <text:span text:style-name="CrossRef"><text:span text:style-name="T66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4">"Encryption Key"</text:span>)</text:p>
      <text:p text:style-name="Text_20_body"><text:span text:style-name="T74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4"><text:tab/>MAC</text:span> = <text:span text:style-name="CrossRef"><text:span text:style-name="T66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4"> || </text:span><text:span text:style-name="T58">MethodName</text:span><text:span text:style-name="T44"> || </text:span><text:span text:style-name="CrossRef"><text:reference-ref text:reference-format="text" text:ref-name="mac.seq.cnt">MACSequenceCounter</text:reference-ref></text:span><text:span text:style-name="T44">, </text:span><text:span text:style-name="T58">Data</text:span><text:span text:style-name="T44">)</text:span></text:p>
      <text:p text:style-name="Text_20_body"><text:span text:style-name="T58">MethodName</text:span><text:span text:style-name="T44"> is the string literal of the target method like </text:span><text:span text:style-name="T74">"closeProvisioningSession"</text:span><text:span text:style-name="T44">, while </text:span><text:span text:style-name="T58">Data</text:span><text:span text:style-name="T56"> represents the arguments in declaration order unless otherwise noted.</text:span></text:p>
      <text:p text:style-name="Text_20_body"><text:span text:style-name="T56">After each MAC operation, </text:span><text:span text:style-name="CrossRef"><text:span text:style-name="T66"><text:reference-ref text:reference-format="text" text:ref-name="mac.seq.cnt">MACSequenceCounter</text:reference-ref></text:span></text:span><text:span text:style-name="T56"> MUST be incremented by one.</text:span></text:p>
      <text:p text:style-name="Text_20_body"><text:span text:style-name="T56">Argument data in MAC operations MUST only include the actual </text:span><text:span text:style-name="T58">content bytes</text:span><text:span text:style-name="T56"> and exclude length etc. <text:s/>See </text:span><text:span text:style-name="CrossRef"><text:span text:style-name="T66"><text:reference-ref text:reference-format="text" text:ref-name="datatypes">Data Types</text:reference-ref></text:span></text:span><text:span text:style-name="T56">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4"><text:tab/>Attestation</text:span> = <text:span text:style-name="CrossRef"><text:span text:style-name="T66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4"> ||</text:span> <text:span text:style-name="T81">"</text:span><text:span text:style-name="T79">Device Attestation"</text:span><text:span text:style-name="T44">, </text:span><text:span text:style-name="T58">Data</text:span><text:span text:style-name="T44">)</text:span></text:p>
      <text:p text:style-name="Text_20_body"><text:span text:style-name="T58">Data</text:span><text:span text:style-name="T56"> represents the data to be attested. <text:s/>Also see </text:span><text:span text:style-name="CrossRef"><text:span text:style-name="T66"><text:reference-ref text:reference-format="text" text:ref-name="sign.prov.sess.data">signProvisioningSessionData</text:reference-ref></text:span></text:span><text:span text:style-name="T56">.</text:span></text:p>
      <text:p text:style-name="Text_20_body"><text:span text:style-name="T56">Argument data in attestations MUST only include the actual </text:span><text:span text:style-name="T58">content bytes</text:span><text:span text:style-name="T56"> and exclude length etc. <text:s/>See </text:span><text:span text:style-name="CrossRef"><text:span text:style-name="T66"><text:reference-ref text:reference-format="text" text:ref-name="datatypes">Data Types</text:reference-ref></text:span></text:span><text:span text:style-name="T56">.</text:span></text:p>
      <text:p text:style-name="P49"/>
      <text:h text:style-name="Heading_20_2" text:outline-level="2"><text:reference-mark-start text:name="ppmac"/><text:span text:style-name="T66">Post Provisioning MAC</text:span><text:reference-mark-end text:name="ppmac"/><text:span text:style-name="T66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4"><text:tab/>MAC</text:span> = <text:span text:style-name="CrossRef"><text:span text:style-name="T66"><text:reference-ref text:reference-format="text" text:ref-name="HMAC_SHA256">HMAC-SHA256</text:reference-ref></text:span></text:span> (<text:span text:style-name="T1">OriginalSessionKey</text:span><text:span text:style-name="T58"> || </text:span><text:span text:style-name="T79">"Proof Of Issuance"</text:span>, <text:span text:style-name="CrossRef"><text:span text:style-name="T66"><text:reference-ref text:reference-format="text" text:ref-name="eecert">End-Entity Certificate</text:reference-ref></text:span></text:span>)</text:p>
      <text:p text:style-name="Text_20_body"><text:span text:style-name="T58">OriginalSessionKey</text:span><text:span text:style-name="T56"> is the </text:span><text:span text:style-name="CrossRef"><text:span text:style-name="T66"><text:reference-ref text:reference-format="text" text:ref-name="sess.key">SessionKey</text:reference-ref></text:span></text:span><text:span text:style-name="T56"> of the </text:span><text:span text:style-name="T58">original</text:span><text:span text:style-name="T56"> provisioning session while </text:span><text:span text:style-name="CrossRef"><text:span text:style-name="T66"><text:reference-ref text:reference-format="text" text:ref-name="eecert">End-Entity Certificate</text:reference-ref></text:span></text:span><text:span text:style-name="T56"> points to the </text:span><text:span text:style-name="T58">target key</text:span><text:span text:style-name="T56">. <text:s/>Note that post provisioning operations require that the target key's </text:span><text:span text:style-name="CrossRef"><text:span text:style-name="T66"><text:reference-ref text:reference-format="text" text:ref-name="updatable.key">Updatable</text:reference-ref></text:span></text:span><text:span text:style-name="T56"> flag is set.</text:span></text:p>
      <text:p text:style-name="Text_20_body"><text:span text:style-name="T56">If </text:span><text:span text:style-name="CrossRef"><text:span text:style-name="T66"><text:reference-ref text:reference-format="text" text:ref-name="sess.key.op">SessionKeyLimit</text:reference-ref></text:span></text:span><text:span text:style-name="T56"> for the </text:span><text:span text:style-name="T58">OriginalSessionKey</text:span><text:span text:style-name="T56"> is exceeded (use count is incremented for each post provisioning MAC), the post provisioning operation MUST be aborted.</text:span></text:p>
      <text:p text:style-name="P50"/>
      <text:h text:style-name="P103" text:outline-level="1">Missing Methods</text:h>
      <text:p text:style-name="P50">Symmetric key encryption and hmac, asymmetric decryption, and some utility methods</text:p>
      <text:h text:style-name="P101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8"><text:span text:style-name="T74">ProvisioningHandle</text:span><text:span text:style-name="T60">, ...</text:span> = <text:span text:style-name="CrossRef"><text:reference-ref text:reference-format="text" text:ref-name="createProvisioningSession">createProvisioningSession</text:reference-ref></text:span> (…)</text:p>
      <text:p text:style-name="P89"><text:span text:style-name="T74">PUKPolicyHandle</text:span> = <text:span text:style-name="CrossRef"><text:reference-ref text:reference-format="text" text:ref-name="createPUKPolicy">createPUKPolicy</text:reference-ref></text:span> (<text:span text:style-name="T74">ProvisioningHandle</text:span><text:span text:style-name="T60">, ...)</text:span></text:p>
      <text:p text:style-name="P89"><text:span text:style-name="T74">PINPolicyHandle</text:span><text:span text:style-name="T60"> = </text:span><text:span text:style-name="CrossRef"><text:reference-ref text:reference-format="text" text:ref-name="createPINPolicy">createPINPolicy</text:reference-ref></text:span><text:span text:style-name="T60"> (</text:span><text:span text:style-name="T74">ProvisioningHandle</text:span><text:span text:style-name="T60">, , </text:span><text:span text:style-name="T74">PUKPolicyHandle</text:span><text:span text:style-name="T60">, ...)</text:span></text:p>
      <text:p text:style-name="P89"><text:span text:style-name="T74">KeyHandle</text:span><text:span text:style-name="T60">, ...</text:span> = <text:span text:style-name="CrossRef"><text:reference-ref text:reference-format="text" text:ref-name="createKeyPair">createKeyPair</text:reference-ref></text:span> (<text:span text:style-name="T74">ProvisioningHandle</text:span><text:span text:style-name="T60">, , </text:span><text:span text:style-name="T74">PINPolicyHandle</text:span><text:span text:style-name="T60">, …)</text:span></text:p>
      <text:p text:style-name="P90">External certification of the generated public key happens here...</text:p>
      <text:p text:style-name="P88"><text:span text:style-name="CrossRef"><text:reference-ref text:reference-format="text" text:ref-name="setCertificatePath">setCertificatePath</text:reference-ref></text:span><text:span text:style-name="T60"> (</text:span><text:span text:style-name="T74">KeyHandle</text:span><text:span text:style-name="T60">, ...)</text:span></text:p>
      <text:p text:style-name="P89"><text:span text:style-name="CrossRef"><text:reference-ref text:reference-format="text" text:ref-name="closeProvisioningSession">closeProvisioningSession</text:reference-ref></text:span><text:span text:style-name="T60"> (</text:span><text:span text:style-name="T74">ProvisioningHandle</text:span><text:span text:style-name="T60">, ...)</text:span></text:p>
      <text:p text:style-name="Text_20_body"><text:span text:style-name="T60"><text:line-break/>Note that </text:span><text:span text:style-name="T74">Handle</text:span><text:span text:style-name="T60"> variables are only used by local middleware, while (not shown) variables like </text:span><text:span text:style-name="T74">SessionKey</text:span><text:span text:style-name="T60">, </text:span><text:span text:style-name="T74">MAC</text:span><text:span text:style-name="T60">, </text:span><text:span text:style-name="T74">ID</text:span><text:span text:style-name="T60">, etc. are primarily used in the communication between an issuer and the SKS.</text:span></text:p>
      <text:p text:style-name="P47">If keys are to be created entirely locally, this requires local software emulation of an issuer.</text:p>
      <text:h text:style-name="P101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6">&lt;</text:span><text:span text:style-name="T30">CredentialDiscoveryRequest</text:span><text:span text:style-name="T10">  </text:span><text:span text:style-name="T97">…</text:span><text:span text:style-name="T96"> <text:s/>&gt;<text:line-break/></text:span></text:p>
            <text:p text:style-name="P66"><text:span text:style-name="T96">    &lt;</text:span><text:span text:style-name="T30">LookupSpecifier</text:span><text:span text:style-name="T96"> </text:span><text:span text:style-name="T37">ID</text:span><text:span text:style-name="T96">="Lookup.1" </text:span><text:span text:style-name="T37">Nonce</text:span><text:span text:style-name="T96">="nSgmg4cznqE ... WrH2421w9SYA="&gt;<text:line-break/> <text:s text:c="3"/>    &lt;</text:span><text:span text:style-name="T30">SearchFilter</text:span><text:span text:style-name="T96"> </text:span><text:span text:style-name="T37">Email</text:span><text:span text:style-name="T96">="john.doe@example.com"/&gt;<text:line-break/>        &lt;</text:span><text:span text:style-name="T103">ds</text:span><text:span text:style-name="T96">:</text:span><text:span text:style-name="T30">Signature</text:span><text:span text:style-name="T96">&gt;<text:line-break/>            &lt;</text:span><text:span text:style-name="T103">ds</text:span><text:span text:style-name="T96">:</text:span><text:span text:style-name="T30">SignedInfo</text:span><text:span text:style-name="T96">&gt;<text:line-break/>                &lt;</text:span><text:span text:style-name="T103">ds</text:span><text:span text:style-name="T96">:</text:span><text:span text:style-name="T30">CanonicalizationMethod</text:span><text:span text:style-name="T96"> </text:span><text:span text:style-name="T37">Algorithm</text:span><text:span text:style-name="T96">="http://www.w3.org/2001/10/xml-exc-c14n#"/&gt;<text:line-break/>                &lt;</text:span><text:span text:style-name="T103">ds</text:span><text:span text:style-name="T96">:</text:span><text:span text:style-name="T30">SignatureMethod</text:span><text:span text:style-name="T96"> </text:span><text:span text:style-name="T37">Algorithm</text:span><text:span text:style-name="T96">="http://www.w3.org/2001/04/xmldsig-more#rsa-sha256"/&gt;<text:line-break/>                &lt;</text:span><text:span text:style-name="T103">ds</text:span><text:span text:style-name="T96">:</text:span><text:span text:style-name="T30">Reference</text:span><text:span text:style-name="T96"> </text:span><text:span text:style-name="T37">URI</text:span><text:span text:style-name="T96">="#Lookup.1"&gt;<text:line-break/>                    &lt;</text:span><text:span text:style-name="T103">ds</text:span><text:span text:style-name="T96">:</text:span><text:span text:style-name="T30">Transforms</text:span><text:span text:style-name="T96">&gt;<text:line-break/>                        &lt;</text:span><text:span text:style-name="T103">ds</text:span><text:span text:style-name="T96">:</text:span><text:span text:style-name="T30">Transform</text:span><text:span text:style-name="T96"> </text:span><text:span text:style-name="T37">Algorithm</text:span><text:span text:style-name="T96">="http://www.w3.org/2000/09/xmldsig#enveloped-signature"/&gt;<text:line-break/>                        &lt;</text:span><text:span text:style-name="T103">ds</text:span><text:span text:style-name="T96">:</text:span><text:span text:style-name="T30">Transform</text:span><text:span text:style-name="T96"> </text:span><text:span text:style-name="T37">Algorithm</text:span><text:span text:style-name="T96">="http://www.w3.org/2001/10/xml-exc-c14n#"/&gt;<text:line-break/>                    &lt;/</text:span><text:span text:style-name="T103">ds</text:span><text:span text:style-name="T96">:</text:span><text:span text:style-name="T30">Transforms</text:span><text:span text:style-name="T96">&gt;<text:line-break/>                    &lt;</text:span><text:span text:style-name="T103">ds</text:span><text:span text:style-name="T96">:</text:span><text:span text:style-name="T30">DigestMethod</text:span><text:span text:style-name="T96"> </text:span><text:span text:style-name="T37">Algorithm</text:span><text:span text:style-name="T96">="http://www.w3.org/2001/04/xmlenc#sha256"/&gt;<text:line-break/>                    &lt;</text:span><text:span text:style-name="T103">ds</text:span><text:span text:style-name="T96">:</text:span><text:span text:style-name="T30">DigestValue</text:span><text:span text:style-name="T96">&gt;JBfoi8iBKRyWxXYlTTU1cdyybMTyJr+WDW+qCJdxoGE=&lt;/</text:span><text:span text:style-name="T103">ds</text:span><text:span text:style-name="T96">:</text:span><text:span text:style-name="T30">DigestValue</text:span><text:span text:style-name="T96">&gt;<text:line-break/>                &lt;/</text:span><text:span text:style-name="T103">ds</text:span><text:span text:style-name="T96">:</text:span><text:span text:style-name="T30">Reference</text:span><text:span text:style-name="T96">&gt;<text:line-break/>            &lt;/</text:span><text:span text:style-name="T103">ds</text:span><text:span text:style-name="T96">:</text:span><text:span text:style-name="T30">SignedInfo</text:span><text:span text:style-name="T96">&gt;<text:line-break/>            &lt;</text:span><text:span text:style-name="T103">ds</text:span><text:span text:style-name="T96">:</text:span><text:span text:style-name="T30">SignatureValue</text:span><text:span text:style-name="T96">&gt;mSMaH6wChPQRDT... JKrW3n/dL7seGbg==&lt;/</text:span><text:span text:style-name="T103">ds</text:span><text:span text:style-name="T96">:</text:span><text:span text:style-name="T30">SignatureValue</text:span><text:span text:style-name="T96">&gt;<text:line-break/>            &lt;</text:span><text:span text:style-name="T103">ds</text:span><text:span text:style-name="T96">:</text:span><text:span text:style-name="T30">KeyInfo</text:span><text:span text:style-name="T96">&gt;<text:line-break/>                &lt;</text:span><text:span text:style-name="T103">ds</text:span><text:span text:style-name="T96">:</text:span><text:span text:style-name="T30">X509Data</text:span><text:span text:style-name="T96">&gt;<text:line-break/>                    &lt;</text:span><text:span text:style-name="T103">ds</text:span><text:span text:style-name="T96">:</text:span><text:span text:style-name="T30">X509IssuerSerial</text:span><text:span text:style-name="T96">&gt;<text:line-break/>                        &lt;</text:span><text:span text:style-name="T103">ds</text:span><text:span text:style-name="T96">:</text:span><text:span text:style-name="T30">X509IssuerName</text:span><text:span text:style-name="T96">&gt;CN=Root CA,O=example.com,C=us&lt;/</text:span><text:span text:style-name="T103">ds</text:span><text:span text:style-name="T96">:</text:span><text:span text:style-name="T30">X509IssuerName</text:span><text:span text:style-name="T96">&gt;<text:line-break/>                        &lt;</text:span><text:span text:style-name="T103">ds</text:span><text:span text:style-name="T96">:</text:span><text:span text:style-name="T30">X509SerialNumber</text:span><text:span text:style-name="T96">&gt;2&lt;/</text:span><text:span text:style-name="T103">ds</text:span><text:span text:style-name="T96">:</text:span><text:span text:style-name="T30">X509SerialNumber</text:span><text:span text:style-name="T96">&gt;<text:line-break/>                    &lt;/</text:span><text:span text:style-name="T103">ds</text:span><text:span text:style-name="T96">:</text:span><text:span text:style-name="T30">X509IssuerSerial</text:span><text:span text:style-name="T96">&gt;<text:line-break/>                    </text:span><text:span text:style-name="T113">&lt;!-- The Issuer's Certificate: --&gt;</text:span><text:span text:style-name="T96"><text:line-break/>                    &lt;</text:span><text:span text:style-name="T103">ds</text:span><text:span text:style-name="T96">:</text:span><text:span text:style-name="T30">X509Certificate</text:span><text:span text:style-name="T96">&gt;MIIDbzCCAlegAw … gtzO/rITZcbKHyCZvQ==&lt;/</text:span><text:span text:style-name="T103">ds</text:span><text:span text:style-name="T96">:</text:span><text:span text:style-name="T30">X509Certificate</text:span><text:span text:style-name="T96">&gt;<text:line-break/>                &lt;/</text:span><text:span text:style-name="T103">ds</text:span><text:span text:style-name="T96">:</text:span><text:span text:style-name="T30">X509Data</text:span><text:span text:style-name="T96">&gt;<text:line-break/>            &lt;/</text:span><text:span text:style-name="T103">ds</text:span><text:span text:style-name="T96">:</text:span><text:span text:style-name="T30">KeyInfo</text:span><text:span text:style-name="T96">&gt;<text:line-break/>        &lt;/</text:span><text:span text:style-name="T103">ds</text:span><text:span text:style-name="T96">:</text:span><text:span text:style-name="T30">Signature</text:span><text:span text:style-name="T96">&gt;<text:line-break/>    &lt;/</text:span><text:span text:style-name="T30">LookupSpecifier</text:span><text:span text:style-name="T96">&gt;<text:line-break/></text:span></text:p>
            <text:p text:style-name="Standard"><text:span text:style-name="T96">&lt;/</text:span><text:span text:style-name="T30">CredentialDiscoveryRequest</text:span><text:span text:style-name="T96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879709878" text:style-name="L3">
        <text:list-item>
          <text:p text:style-name="P125">Verify that the <text:span text:style-name="T79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25">Verify that the freshness <text:span text:style-name="T74">Nonce</text:span> matches <text:span text:style-name="CrossRef"><text:reference-ref text:reference-format="text" text:ref-name="SHA256">SHA256</text:reference-ref></text:span> (<text:span text:style-name="T74">ClientSessionID</text:span> || <text:span text:style-name="T74">ServerSessionID</text:span> || I<text:span text:style-name="T74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25">Enumerate all SKS keys and related certificates. <text:s/>See <text:span text:style-name="CrossRef"><text:reference-ref text:reference-format="text" text:ref-name="enumerate.keys">enumerateKeys</text:reference-ref></text:span></text:p>
        </text:list-item>
        <text:list-item>
          <text:p text:style-name="P125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4">X509Certificate</text:span> element which (together with the <text:span text:style-name="T79">Signature</text:span><text:span text:style-name="T57">),</text:span><text:span text:style-name="T60"> serv</text:span>es as an <text:span text:style-name="T1">Issuer Filter</text:span></text:p>
        </text:list-item>
        <text:list-item>
          <text:p text:style-name="P125">Collect the keys from step #4 that also feature the e-mail addresss <text:span text:style-name="T112">"</text:span><text:span text:style-name="T22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01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<text:span text:style-name="T1">issuer</text:span>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08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101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91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01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7, WebPKI.org, 2010-04-26<text:tab/>Page <text:page-number text:select-page="current">52</text:page-number> of <text:page-count>5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4-26T22:37:08</meta:creation-date>
    <meta:editing-cycles>2</meta:editing-cycles>
    <meta:editing-duration>PT00H00M25S</meta:editing-duration>
    <dc:title>Secure Key Store - API and Architecture</dc:title>
    <meta:document-statistic meta:table-count="79" meta:image-count="0" meta:object-count="4" meta:page-count="52" meta:paragraph-count="1686" meta:word-count="10419" meta:character-count="78545"/>
    <dc:date>2010-04-26T22:37:14</dc:date>
    <dc:creator>Anders Rundgren</dc:creator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